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337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43in"/>
    </style:style>
    <style:style style:name="co12" style:family="table-column">
      <style:table-column-properties fo:break-before="auto" style:column-width="0.3283in"/>
    </style:style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2953in"/>
    </style:style>
    <style:style style:name="co15" style:family="table-column">
      <style:table-column-properties fo:break-before="auto" style:column-width="0.3626in"/>
    </style:style>
    <style:style style:name="co16" style:family="table-column">
      <style:table-column-properties fo:break-before="auto" style:column-width="0.4126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4874in"/>
    </style:style>
    <style:style style:name="co19" style:family="table-column">
      <style:table-column-properties fo:break-before="auto" style:column-width="0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1006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39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39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3" style:family="table-cell" style:parent-style-name="Default" style:data-style-name="N139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7" style:family="table-cell" style:parent-style-name="Default" style:data-style-name="N139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4" style:family="table-cell" style:parent-style-name="Default" style:data-style-name="N139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25" style:family="table-cell" style:parent-style-name="Default" style:data-style-name="N139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06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11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3" style:family="table-cell" style:parent-style-name="Default" style:data-style-name="N1006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5" style:family="table-cell" style:parent-style-name="Default" style:data-style-name="N10062">
      <style:table-cell-properties fo:border-bottom="0.74pt solid #f7d1d5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006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7" style:family="table-cell" style:parent-style-name="Default" style:data-style-name="N10062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38" style:family="table-cell" style:parent-style-name="Default" style:data-style-name="N6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32">
      <style:table-cell-properties fo:border-bottom="0.74pt solid 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20" style:family="table-cell" style:parent-style-name="Default" style:data-style-name="N132">
      <style:table-cell-properties fo:border-bottom="0.74pt solid #f7d1d5" style:text-align-source="fix" style:repeat-content="false" fo:border-left="none" fo:border-right="none" fo:border-top="0.74pt solid #f7d1d5" style:vertical-align="middle"/>
      <style:paragraph-properties fo:text-align="center" fo:margin-left="0in"/>
    </style:style>
    <style:style style:name="ce39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47" style:family="table-cell" style:parent-style-name="Default" style:data-style-name="N132">
      <style:table-cell-properties fo:border-bottom="0.74pt solid #ffd7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52" style:family="table-cell" style:parent-style-name="Default" style:data-style-name="N20036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style:text-underline-style="none"/>
    </style:style>
    <style:style style:name="ce6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32"/>
    <style:style style:name="ce7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4" style:family="table-cell" style:parent-style-name="Default" style:data-style-name="N36"/>
    <style:style style:name="ce75" style:family="table-cell" style:parent-style-name="Default" style:data-style-name="N37"/>
    <style:style style:name="ce98" style:family="table-cell" style:parent-style-name="Default" style:data-style-name="N64">
      <style:table-cell-properties fo:border-bottom="none" style:text-align-source="fix" style:repeat-content="false" fo:border-left="none" fo:border-right="none" fo:border-top="0.74pt solid #ffd7d7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ff8000"/>
    </style:style>
    <style:style style:name="ce78" style:family="table-cell" style:parent-style-name="Default">
      <style:table-cell-properties fo:background-color="#999999"/>
    </style:style>
    <style:style style:name="ce79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ff0000"/>
    </style:style>
    <style:style style:name="ce81" style:family="table-cell" style:parent-style-name="Default">
      <style:table-cell-properties fo:background-color="#2a6099"/>
    </style:style>
    <style:style style:name="ce82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55308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ff4000"/>
    </style:style>
    <style:style style:name="ce51" style:family="table-cell" style:parent-style-name="Default" style:data-style-name="N2"/>
    <style:style style:name="ce5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6"/>
        <table:table-column table:style-name="co1" table:default-cell-style-name="ce56"/>
        <table:table-column table:style-name="co1" table:number-columns-repeated="4" table:default-cell-style-name="ce58"/>
        <table:table-column table:style-name="co2" table:default-cell-style-name="ce58"/>
        <table:table-column table:style-name="co1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2"/>
        <table:table-column table:style-name="co6" table:default-cell-style-name="ce52"/>
        <table:table-column table:style-name="co1" table:number-columns-repeated="1010" table:default-cell-style-name="ce5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56" table:formula="of:=([.J2]-[.J1])/([.L2]/7)" office:value-type="time" office:time-value="PT43H50M23.076923077S" calcext:value-type="time">
            <text:p>43:50</text:p>
          </table:table-cell>
          <table:table-cell office:value-type="string" calcext:value-type="string">
            <text:p>Current Total Time</text:p>
          </table:table-cell>
          <table:table-cell table:style-name="ce56" table:formula="of:=SUM([.D2:.D10000])" office:value-type="time" office:time-value="PT1517H10M00S" calcext:value-type="time">
            <text:p>1517:10</text:p>
          </table:table-cell>
          <table:table-cell office:value-type="string" calcext:value-type="string">
            <text:p>Done (%)</text:p>
          </table:table-cell>
          <table:table-cell table:style-name="ce69" table:formula="of:=[.J1]/[.J2]" office:value-type="percentage" office:value="0.903075396825397" calcext:value-type="percentage">
            <text:p>90.31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04" calcext:value-type="date">
            <text:p>04/06/2021</text:p>
          </table:table-cell>
          <table:table-cell table:style-name="ce27" office:value-type="time" office:time-value="PT16H15M00S" calcext:value-type="time">
            <text:p>04:15 PM</text:p>
          </table:table-cell>
          <table:table-cell table:style-name="ce27" office:value-type="time" office:time-value="PT17H35M00S" calcext:value-type="time">
            <text:p>05:35 PM</text:p>
          </table:table-cell>
          <table:table-cell table:style-name="ce18" table:formula="of:=([.C2]-[.B2]+([.C2]&lt;[.B2]))" office:value-type="time" office:time-value="PT01H20M00S" calcext:value-type="time">
            <text:p>01:20</text:p>
          </table:table-cell>
          <table:table-cell table:style-name="ce56" table:formula="of:=SUM([.D2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56" table:formula="of:=AVERAGE([.E2:.E100000])" office:value-type="time" office:time-value="PT24H53M15S" calcext:value-type="time">
            <text:p>24:53</text:p>
          </table:table-cell>
          <table:table-cell office:value-type="string" calcext:value-type="string">
            <text:p>Total Time</text:p>
          </table:table-cell>
          <table:table-cell table:style-name="ce56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26" calcext:value-type="float">
            <text:p>26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1" calcext:value-type="date">
            <text:p>11/06/2021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19" table:formula="of:=([.C3]-[.B3]+([.C3]&lt;[.B3]))" office:value-type="time" office:time-value="PT00H50M00S" calcext:value-type="time">
            <text:p>00:50</text:p>
          </table:table-cell>
          <table:table-cell table:style-name="ce56" table:formula="of:=SUM([.D3:.D4])" office:value-type="time" office:time-value="PT01H20M00S" calcext:value-type="time">
            <text:p>01:20</text:p>
          </table:table-cell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56" table:formula="of:=IF(([.H1]-[$Sheet3.F1]) &gt; 0; ([.H1]-[$Sheet3.F1]); 0 )" office:value-type="time" office:time-value="PT19H55M23.076923S" calcext:value-type="time">
            <text:p>19:55</text:p>
          </table:table-cell>
          <table:table-cell office:value-type="string" calcext:value-type="string">
            <text:p>Due By</text:p>
          </table:table-cell>
          <table:table-cell table:style-name="ce52" office:value-type="date" office:date-value="2023-03-01" calcext:value-type="date">
            <text:p>01/03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609" calcext:value-type="float">
            <text:p>609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70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1" calcext:value-type="date">
            <text:p>11/06/2021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27" office:value-type="time" office:time-value="PT16H40M00S" calcext:value-type="time">
            <text:p>04:40 PM</text:p>
          </table:table-cell>
          <table:table-cell table:style-name="ce18"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56" table:formula="of:=[$Sheet3.F1]" office:value-type="time" office:time-value="PT23H55M00S" calcext:value-type="time">
            <text:p>23:55</text:p>
          </table:table-cell>
          <table:table-cell table:style-name="ce12" office:value-type="string" calcext:value-type="string">
            <text:p>Deficit (hrs)</text:p>
          </table:table-cell>
          <table:table-cell table:style-name="ce56" table:formula="of:=[.J2]-([.J1]+([.L2]/7*[.H5]))" office:value-type="time" office:time-value="PT20H02M22.857143S" calcext:value-type="time">
            <text:p>20:02</text:p>
          </table:table-cell>
          <table:table-cell office:value-type="string" calcext:value-type="string">
            <text:p>Days Break</text:p>
          </table:table-cell>
          <table:table-cell table:style-name="ce70" table:formula="of:=SUM([.O2:.O10000])" office:value-type="float" office:value="190" calcext:value-type="float">
            <text:p>19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16" calcext:value-type="date">
            <text:p>16/06/2021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5]-[.B5]+([.C5]&lt;[.B5]))" office:value-type="time" office:time-value="PT03H10M00S" calcext:value-type="time">
            <text:p>03:10</text:p>
          </table:table-cell>
          <table:table-cell table:style-name="ce56" table:formula="of:=SUM([.D5:.D6])" office:value-type="time" office:time-value="PT03H30M00S" calcext:value-type="time">
            <text:p>03:30</text:p>
          </table:table-cell>
          <table:table-cell office:value-type="string" calcext:value-type="string" table:number-columns-spanned="2" table:number-rows-spanned="1">
            <text:p>Average (3 weeks)</text:p>
          </table:table-cell>
          <table:covered-table-cell/>
          <table:table-cell table:style-name="ce56" table:formula="of:=SUM([.D286:.D317])/3" office:value-type="time" office:time-value="PT38H26M40S" calcext:value-type="time">
            <text:p>38:26</text:p>
          </table:table-cell>
          <table:table-cell table:style-name="ce59" office:value-type="string" calcext:value-type="string">
            <text:p>Deficit (days)</text:p>
          </table:table-cell>
          <table:table-cell table:style-name="ce68" table:formula="of:=[.J4]/([.H5]/5)" office:value-type="float" office:value="2.60631709331647" calcext:value-type="float">
            <text:p>2.61</text:p>
          </table:table-cell>
          <table:table-cell office:value-type="string" calcext:value-type="string">
            <text:p>Days Done (excl Break)</text:p>
          </table:table-cell>
          <table:table-cell table:formula="of:=[.L3]-[.L4]" office:value-type="float" office:value="419" calcext:value-type="float">
            <text:p>419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16" calcext:value-type="date">
            <text:p>16/06/2021</text:p>
          </table:table-cell>
          <table:table-cell table:style-name="ce27" office:value-type="time" office:time-value="PT22H00M00S" calcext:value-type="time">
            <text:p>10:00 PM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8"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56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3" calcext:value-type="date">
            <text:p>23/06/2021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28" office:value-type="time" office:time-value="PT17H50M00S" calcext:value-type="time">
            <text:p>05:50 PM</text:p>
          </table:table-cell>
          <table:table-cell table:style-name="ce19" table:formula="of:=([.C7]-[.B7]+([.C7]&lt;[.B7]))" office:value-type="time" office:time-value="PT01H20M00S" calcext:value-type="time">
            <text:p>01:20</text:p>
          </table:table-cell>
          <table:table-cell table:style-name="ce56" table:formula="of:=SUM([.D7:.D8])" office:value-type="time" office:time-value="PT03H20M00S" calcext:value-type="time">
            <text:p>03:20</text:p>
          </table:table-cell>
          <table:table-cell table:number-columns-repeated="3"/>
          <table:table-cell table:style-name="ce67"/>
          <table:table-cell table:number-columns-repeated="3"/>
          <table:table-cell office:value-type="date" office:date-value="2022-12-27" calcext:value-type="date">
            <text:p>27/12/2022</text:p>
          </table:table-cell>
          <table:table-cell office:value-type="date" office:date-value="2023-01-08" calcext:value-type="date">
            <text:p>08/01/2023</text:p>
          </table:table-cell>
          <table:table-cell table:formula="of:=[.N7]-[.M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6-25" calcext:value-type="date">
            <text:p>25/06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7H00M00S" calcext:value-type="time">
            <text:p>05:00 PM</text:p>
          </table:table-cell>
          <table:table-cell table:style-name="ce18" table:formula="of:=([.C8]-[.B8]+([.C8]&lt;[.B8]))" office:value-type="time" office:time-value="PT02H00M00S" calcext:value-type="time">
            <text:p>02:00</text:p>
          </table:table-cell>
          <table:table-cell table:style-name="ce73"/>
          <table:table-cell table:number-columns-repeated="9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6-29" calcext:value-type="date">
            <text:p>29/06/2021</text:p>
          </table:table-cell>
          <table:table-cell table:style-name="ce28" office:value-type="time" office:time-value="PT14H55M00S" calcext:value-type="time">
            <text:p>02:55 PM</text:p>
          </table:table-cell>
          <table:table-cell table:style-name="ce28" office:value-type="time" office:time-value="PT17H00M00S" calcext:value-type="time">
            <text:p>05:00 PM</text:p>
          </table:table-cell>
          <table:table-cell table:style-name="ce19" table:formula="of:=([.C9]-[.B9]+([.C9]&lt;[.B9]))" office:value-type="time" office:time-value="PT02H05M00S" calcext:value-type="time">
            <text:p>02:05</text:p>
          </table:table-cell>
          <table:table-cell table:style-name="ce23" table:formula="of:=SUM([.D9:.D11])" office:value-type="time" office:time-value="PT03H55M00S" calcext:value-type="time">
            <text:p>03:55</text:p>
          </table:table-cell>
          <table:table-cell table:number-columns-repeated="9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0]-[.B10]+([.C10]&lt;[.B10]))" office:value-type="time" office:time-value="PT01H00M00S" calcext:value-type="time">
            <text:p>01:00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2" calcext:value-type="date">
            <text:p>02/07/2021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6H10M00S" calcext:value-type="time">
            <text:p>04:10 PM</text:p>
          </table:table-cell>
          <table:table-cell table:style-name="ce18" table:formula="of:=([.C11]-[.B11]+([.C11]&lt;[.B11]))" office:value-type="time" office:time-value="PT00H50M00S" calcext:value-type="time">
            <text:p>00:50</text:p>
          </table:table-cell>
          <table:table-cell table:number-columns-repeated="3"/>
          <table:table-cell table:style-name="ce52"/>
          <table:table-cell table:style-name="ce26" table:number-columns-repeated="2"/>
          <table:table-cell table:style-name="ce56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7-06" calcext:value-type="date">
            <text:p>06/07/2021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6H30M00S" calcext:value-type="time">
            <text:p>04:30 PM</text:p>
          </table:table-cell>
          <table:table-cell table:style-name="ce19" table:formula="of:=([.C12]-[.B12]+([.C12]&lt;[.B12]))" office:value-type="time" office:time-value="PT02H15M00S" calcext:value-type="time">
            <text:p>02:15</text:p>
          </table:table-cell>
          <table:table-cell table:style-name="ce56" table:formula="of:=SUM([.D12:.D15])" office:value-type="time" office:time-value="PT05H40M00S" calcext:value-type="time">
            <text:p>05:40</text:p>
          </table:table-cell>
          <table:table-cell table:number-columns-repeated="2"/>
          <table:table-cell table:style-name="ce52"/>
          <table:table-cell table:style-name="ce26" table:number-columns-repeated="2"/>
          <table:table-cell table:style-name="ce56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3]-[.B13]+([.C13]&lt;[.B13]))" office:value-type="time" office:time-value="PT01H00M00S" calcext:value-type="time">
            <text:p>01:00</text:p>
          </table:table-cell>
          <table:table-cell table:number-columns-repeated="4"/>
          <table:table-cell table:style-name="ce66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4]-[.B14]+([.C14]&lt;[.B14]))" office:value-type="time" office:time-value="PT01H10M00S" calcext:value-type="time">
            <text:p>01:10</text:p>
          </table:table-cell>
          <table:table-cell table:number-columns-repeated="5"/>
          <table:table-cell table:style-name="Default"/>
          <table:table-cell table:number-columns-repeated="4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7-09" calcext:value-type="date">
            <text:p>09/07/2021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15M00S" calcext:value-type="time">
            <text:p>03:15 PM</text:p>
          </table:table-cell>
          <table:table-cell table:style-name="ce18" table:formula="of:=([.C15]-[.B15]+([.C15]&lt;[.B15]))" office:value-type="time" office:time-value="PT01H15M00S" calcext:value-type="time">
            <text:p>01:15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06" calcext:value-type="date">
            <text:p>06/09/2021</text:p>
          </table:table-cell>
          <table:table-cell table:style-name="ce28" office:value-type="time" office:time-value="PT11H00M00S" calcext:value-type="time">
            <text:p>11:00 AM</text:p>
          </table:table-cell>
          <table:table-cell table:style-name="ce28" office:value-type="time" office:time-value="PT13H10M00S" calcext:value-type="time">
            <text:p>01:10 PM</text:p>
          </table:table-cell>
          <table:table-cell table:style-name="ce19" table:formula="of:=([.C16]-[.B16]+([.C16]&lt;[.B16]))" office:value-type="time" office:time-value="PT02H10M00S" calcext:value-type="time">
            <text:p>02:10</text:p>
          </table:table-cell>
          <table:table-cell table:style-name="ce56" table:formula="of:=SUM([.D16:.D18])" office:value-type="time" office:time-value="PT05H15M00S" calcext:value-type="time">
            <text:p>05:15</text:p>
          </table:table-cell>
          <table:table-cell table:number-columns-repeated="9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7]-[.B17]+([.C17]&lt;[.B17]))" office:value-type="time" office:time-value="PT02H55M00S" calcext:value-type="time">
            <text:p>02:55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07" calcext:value-type="date">
            <text:p>07/09/2021</text:p>
          </table:table-cell>
          <table:table-cell table:style-name="ce27" office:value-type="time" office:time-value="PT12H20M00S" calcext:value-type="time">
            <text:p>12:20 PM</text:p>
          </table:table-cell>
          <table:table-cell table:style-name="ce27" office:value-type="time" office:time-value="PT12H30M00S" calcext:value-type="time">
            <text:p>12:30 PM</text:p>
          </table:table-cell>
          <table:table-cell table:style-name="ce18" table:formula="of:=([.C18]-[.B18]+([.C18]&lt;[.B18]))" office:value-type="time" office:time-value="PT00H10M00S" calcext:value-type="time">
            <text:p>00:10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19]-[.B19]+([.C19]&lt;[.B19]))" office:value-type="time" office:time-value="PT01H55M00S" calcext:value-type="time">
            <text:p>01:55</text:p>
          </table:table-cell>
          <table:table-cell table:style-name="ce56" table:formula="of:=SUM([.D19])" office:value-type="time" office:time-value="PT01H55M00S" calcext:value-type="time">
            <text:p>01:55</text:p>
          </table:table-cell>
          <table:table-cell table:number-columns-repeated="9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09-20" calcext:value-type="date">
            <text:p>20/09/2021</text:p>
          </table:table-cell>
          <table:table-cell table:style-name="ce28" office:value-type="time" office:time-value="PT13H15M00S" calcext:value-type="time">
            <text:p>01:15 PM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19" table:formula="of:=([.C20]-[.B20]+([.C20]&lt;[.B20]))" office:value-type="time" office:time-value="PT01H25M00S" calcext:value-type="time">
            <text:p>01:25</text:p>
          </table:table-cell>
          <table:table-cell table:style-name="ce56" table:formula="of:=SUM([.D20:.D24])" office:value-type="time" office:time-value="PT09H10M00S" calcext:value-type="time">
            <text:p>09:10</text:p>
          </table:table-cell>
          <table:table-cell table:number-columns-repeated="9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1]-[.B21]+([.C21]&lt;[.B21]))" office:value-type="time" office:time-value="PT04H15M00S" calcext:value-type="time">
            <text:p>04:1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2]-[.B22]+([.C22]&lt;[.B22]))" office:value-type="time" office:time-value="PT01H45M00S" calcext:value-type="time">
            <text:p>01:4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3]-[.B23]+([.C23]&lt;[.B23]))" office:value-type="time" office:time-value="PT00H45M00S" calcext:value-type="time">
            <text:p>00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09-24" calcext:value-type="date">
            <text:p>24/09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24]-[.B24]+([.C24]&lt;[.B24]))" office:value-type="time" office:time-value="PT01H00M00S" calcext:value-type="time">
            <text:p>01:00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5" office:value-type="time" office:time-value="PT13H30M00S" calcext:value-type="time">
            <text:p>01:30 PM</text:p>
          </table:table-cell>
          <table:table-cell table:style-name="ce55" office:value-type="time" office:time-value="PT14H30M00S" calcext:value-type="time">
            <text:p>02:3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style-name="ce56" table:formula="of:=SUM([.D25])" office:value-type="time" office:time-value="PT01H00M00S" calcext:value-type="time">
            <text:p>01:00</text:p>
          </table:table-cell>
          <table:table-cell table:number-columns-repeated="9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1-10-08" calcext:value-type="date">
            <text:p>08/10/202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20" table:formula="of:=([.C26]-[.B26]+([.C26]&lt;[.B26]))" office:value-type="time" office:time-value="PT01H00M00S" calcext:value-type="time">
            <text:p>01:00</text:p>
          </table:table-cell>
          <table:table-cell table:style-name="ce56" table:formula="of:=SUM([.D26])" office:value-type="time" office:time-value="PT01H00M00S" calcext:value-type="time">
            <text:p>01:00</text:p>
          </table:table-cell>
          <table:table-cell table:number-columns-repeated="9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02" calcext:value-type="date">
            <text:p>02/11/2021</text:p>
          </table:table-cell>
          <table:table-cell table:style-name="ce28" office:value-type="time" office:time-value="PT15H20M00S" calcext:value-type="time">
            <text:p>03:20 PM</text:p>
          </table:table-cell>
          <table:table-cell table:style-name="ce28" office:value-type="time" office:time-value="PT17H30M00S" calcext:value-type="time">
            <text:p>05:30 PM</text:p>
          </table:table-cell>
          <table:table-cell table:style-name="ce19" table:formula="of:=([.C27]-[.B27]+([.C27]&lt;[.B27]))" office:value-type="time" office:time-value="PT02H10M00S" calcext:value-type="time">
            <text:p>02:10</text:p>
          </table:table-cell>
          <table:table-cell table:style-name="ce56" table:formula="of:=SUM([.D27:.D31])" office:value-type="time" office:time-value="PT05H50M00S" calcext:value-type="time">
            <text:p>05:50</text:p>
          </table:table-cell>
          <table:table-cell table:number-columns-repeated="9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8]-[.B28]+([.C28]&lt;[.B28]))" office:value-type="time" office:time-value="PT00H20M00S" calcext:value-type="time">
            <text:p>00:2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29]-[.B29]+([.C29]&lt;[.B29]))" office:value-type="time" office:time-value="PT01H30M00S" calcext:value-type="time">
            <text:p>01:3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0]-[.B30]+([.C30]&lt;[.B30]))" office:value-type="time" office:time-value="PT00H50M00S" calcext:value-type="time">
            <text:p>00:5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05" calcext:value-type="date">
            <text:p>05/11/2021</text:p>
          </table:table-cell>
          <table:table-cell table:style-name="ce11" office:value-type="time" office:time-value="PT14H00M00S" calcext:value-type="time">
            <text:p>02:00 PM</text:p>
          </table:table-cell>
          <table:table-cell table:style-name="ce11" office:value-type="time" office:time-value="PT15H00M00S" calcext:value-type="time">
            <text:p>03:00 PM</text:p>
          </table:table-cell>
          <table:table-cell table:style-name="ce18" table:formula="of:=([.C31]-[.B31]+([.C31]&lt;[.B31]))" office:value-type="time" office:time-value="PT01H00M00S" calcext:value-type="time">
            <text:p>01:0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2]-[.B32]+([.C32]&lt;[.B32]))" office:value-type="time" office:time-value="PT03H05M00S" calcext:value-type="time">
            <text:p>03:05</text:p>
          </table:table-cell>
          <table:table-cell table:style-name="ce56" table:formula="of:=SUM([.D32:.D37])" office:value-type="time" office:time-value="PT14H31M00S" calcext:value-type="time">
            <text:p>14:31</text:p>
          </table:table-cell>
          <table:table-cell table:number-columns-repeated="9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3]-[.B33]+([.C33]&lt;[.B33]))" office:value-type="time" office:time-value="PT03H00M00S" calcext:value-type="time">
            <text:p>03:00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45M00S" calcext:value-type="time">
            <text:p>06:45 PM</text:p>
          </table:table-cell>
          <table:table-cell table:formula="of:=([.C34]-[.B34]+([.C34]&lt;[.B34]))" office:value-type="time" office:time-value="PT03H20M00S" calcext:value-type="time">
            <text:p>03:2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5]-[.B35]+([.C35]&lt;[.B3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6]-[.B36]+([.C36]&lt;[.B36]))" office:value-type="time" office:time-value="PT01H40M00S" calcext:value-type="time">
            <text:p>01:40</text:p>
          </table:table-cell>
          <table:table-cell table:style-name="ce73"/>
          <table:table-cell table:number-columns-repeated="9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7]-[.B37]+([.C37]&lt;[.B37]))" office:value-type="time" office:time-value="PT00H46M00S" calcext:value-type="time">
            <text:p>00:46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1-17" calcext:value-type="date">
            <text:p>17/11/2021</text:p>
          </table:table-cell>
          <table:table-cell table:style-name="ce28" office:value-type="time" office:time-value="PT23H35M00S" calcext:value-type="time">
            <text:p>11:35 PM</text:p>
          </table:table-cell>
          <table:table-cell table:style-name="ce28" office:value-type="time" office:time-value="PT00H10M00S" calcext:value-type="time">
            <text:p>12:10 AM</text:p>
          </table:table-cell>
          <table:table-cell table:style-name="ce19" table:formula="of:=([.C38]-[.B38]+([.C38]&lt;[.B38]))" office:value-type="time" office:time-value="PT00H35M00S" calcext:value-type="time">
            <text:p>00:35</text:p>
          </table:table-cell>
          <table:table-cell table:style-name="ce56" table:formula="of:=SUM([.D38:.D40])" office:value-type="time" office:time-value="PT09H15M00S" calcext:value-type="time">
            <text:p>09:15</text:p>
          </table:table-cell>
          <table:table-cell table:style-name="ce56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40M00S" calcext:value-type="time">
            <text:p>07:40 PM</text:p>
          </table:table-cell>
          <table:table-cell table:formula="of:=([.C39]-[.B39]+([.C39]&lt;[.B39]))" office:value-type="time" office:time-value="PT03H50M00S" calcext:value-type="time">
            <text:p>03:50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1-19" calcext:value-type="date">
            <text:p>19/11/2021</text:p>
          </table:table-cell>
          <table:table-cell table:style-name="ce27" office:value-type="time" office:time-value="PT13H10M00S" calcext:value-type="time">
            <text:p>01:1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40]-[.B40]+([.C40]&lt;[.B40]))" office:value-type="time" office:time-value="PT04H50M00S" calcext:value-type="time">
            <text:p>04:50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1]-[.B41]+([.C41]&lt;[.B41]))" office:value-type="time" office:time-value="PT02H15M00S" calcext:value-type="time">
            <text:p>02:15</text:p>
          </table:table-cell>
          <table:table-cell table:style-name="ce23" table:formula="of:=SUM([.D41:.D44])" office:value-type="time" office:time-value="PT07H25M00S" calcext:value-type="time">
            <text:p>07:25</text:p>
          </table:table-cell>
          <table:table-cell table:number-columns-repeated="9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30M00S" calcext:value-type="time">
            <text:p>05:30 PM</text:p>
          </table:table-cell>
          <table:table-cell table:formula="of:=([.C42]-[.B42]+([.C42]&lt;[.B42]))" office:value-type="time" office:time-value="PT03H10M00S" calcext:value-type="time">
            <text:p>03:10</text:p>
          </table:table-cell>
          <table:table-cell table:style-name="ce73"/>
          <table:table-cell table:number-columns-repeated="9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3]-[.B43]+([.C43]&lt;[.B43]))" office:value-type="time" office:time-value="PT01H15M00S" calcext:value-type="time">
            <text:p>01:15</text:p>
          </table:table-cell>
          <table:table-cell table:style-name="ce73"/>
          <table:table-cell table:number-columns-repeated="9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4]-[.B44]+([.C44]&lt;[.B44]))" office:value-type="time" office:time-value="PT00H45M00S" calcext:value-type="time">
            <text:p>00:45</text:p>
          </table:table-cell>
          <table:table-cell table:style-name="ce73"/>
          <table:table-cell table:number-columns-repeated="9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1-12-06" calcext:value-type="date">
            <text:p>06/12/2021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45]-[.B45]+([.C45]&lt;[.B45]))" office:value-type="time" office:time-value="PT02H50M00S" calcext:value-type="time">
            <text:p>02:50</text:p>
          </table:table-cell>
          <table:table-cell table:style-name="ce56" table:formula="of:=SUM([.D45:.D53])" office:value-type="time" office:time-value="PT26H10M00S" calcext:value-type="time">
            <text:p>26:10</text:p>
          </table:table-cell>
          <table:table-cell table:number-columns-repeated="9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46]-[.B46]+([.C46]&lt;[.B46]))" office:value-type="time" office:time-value="PT02H20M00S" calcext:value-type="time">
            <text:p>02:20</text:p>
          </table:table-cell>
          <table:table-cell table:style-name="ce73"/>
          <table:table-cell table:style-name="ce56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9H15M00S" calcext:value-type="time">
            <text:p>07:15 PM</text:p>
          </table:table-cell>
          <table:table-cell table:formula="of:=([.C47]-[.B47]+([.C47]&lt;[.B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48]-[.B48]+([.C48]&lt;[.B48]))" office:value-type="time" office:time-value="PT03H35M00S" calcext:value-type="time">
            <text:p>03:3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49]-[.B49]+([.C49]&lt;[.B49]))" office:value-type="time" office:time-value="PT01H35M00S" calcext:value-type="time">
            <text:p>01:3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0]-[.B50]+([.C50]&lt;[.B50]))" office:value-type="time" office:time-value="PT03H35M00S" calcext:value-type="time">
            <text:p>03:35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1]-[.B51]+([.C51]&lt;[.B51]))" office:value-type="time" office:time-value="PT02H55M00S" calcext:value-type="time">
            <text:p>02:55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2]-[.B52]+([.C52]&lt;[.B52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1-12-10" calcext:value-type="date">
            <text:p>10/12/2021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27" office:value-type="time" office:time-value="PT15H30M00S" calcext:value-type="time">
            <text:p>03:30 PM</text:p>
          </table:table-cell>
          <table:table-cell table:style-name="ce18" table:formula="of:=([.C53]-[.B53]+([.C53]&lt;[.B53]))" office:value-type="time" office:time-value="PT00H30M00S" calcext:value-type="time">
            <text:p>00:30</text:p>
          </table:table-cell>
          <table:table-cell table:style-name="ce73"/>
          <table:table-cell table:number-columns-repeated="9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54]-[.B54]+([.C54]&lt;[.B54]))" office:value-type="time" office:time-value="PT02H30M00S" calcext:value-type="time">
            <text:p>02:30</text:p>
          </table:table-cell>
          <table:table-cell table:style-name="ce56" table:formula="of:=SUM([.D54:.D57])" office:value-type="time" office:time-value="PT14H25M00S" calcext:value-type="time">
            <text:p>14:25</text:p>
          </table:table-cell>
          <table:table-cell table:number-columns-repeated="9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55]-[.B55]+([.C55]&lt;[.B55]))" office:value-type="time" office:time-value="PT03H30M00S" calcext:value-type="time">
            <text:p>03:30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56]-[.B56]+([.C56]&lt;[.B56]))" office:value-type="time" office:time-value="PT05H35M00S" calcext:value-type="time">
            <text:p>05:35</text:p>
          </table:table-cell>
          <table:table-cell/>
          <table:table-cell table:style-name="ce56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57]-[.B57]+([.C57]&lt;[.B57]))" office:value-type="time" office:time-value="PT02H50M00S" calcext:value-type="time">
            <text:p>02:50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17" calcext:value-type="date">
            <text:p>17/01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58]-[.B58]+([.C58]&lt;[.B58]))" office:value-type="time" office:time-value="PT03H20M00S" calcext:value-type="time">
            <text:p>03:20</text:p>
          </table:table-cell>
          <table:table-cell table:style-name="ce56" table:formula="of:=SUM([.D58:.D65])" office:value-type="time" office:time-value="PT30H15M00S" calcext:value-type="time">
            <text:p>30:15</text:p>
          </table:table-cell>
          <table:table-cell table:number-columns-repeated="9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59]-[.B59]+([.C59]&lt;[.B59]))" office:value-type="time" office:time-value="PT03H30M00S" calcext:value-type="time">
            <text:p>03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0]-[.B60]+([.C60]&lt;[.B60]))" office:value-type="time" office:time-value="PT05H05M00S" calcext:value-type="time">
            <text:p>05:05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1]-[.B61]+([.C61]&lt;[.B61]))" office:value-type="time" office:time-value="PT03H05M00S" calcext:value-type="time">
            <text:p>03:05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2]-[.B62]+([.C62]&lt;[.B62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63]-[.B63]+([.C63]&lt;[.B63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64]-[.B64]+([.C64]&lt;[.B64]))" office:value-type="time" office:time-value="PT02H25M00S" calcext:value-type="time">
            <text:p>02:25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1-21" calcext:value-type="date">
            <text:p>21/01/2022</text:p>
          </table:table-cell>
          <table:table-cell table:style-name="ce27" office:value-type="time" office:time-value="PT14H40M00S" calcext:value-type="time">
            <text:p>02:40 PM</text:p>
          </table:table-cell>
          <table:table-cell table:style-name="ce27" office:value-type="time" office:time-value="PT19H55M00S" calcext:value-type="time">
            <text:p>07:55 PM</text:p>
          </table:table-cell>
          <table:table-cell table:style-name="ce18" table:formula="of:=([.C65]-[.B65]+([.C65]&lt;[.B65]))" office:value-type="time" office:time-value="PT05H15M00S" calcext:value-type="time">
            <text:p>05:15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66]-[.B66]+([.C66]&lt;[.B66]))" office:value-type="time" office:time-value="PT02H15M00S" calcext:value-type="time">
            <text:p>02:15</text:p>
          </table:table-cell>
          <table:table-cell table:style-name="ce56" table:formula="of:=SUM([.D66:.D76])" office:value-type="time" office:time-value="PT29H15M00S" calcext:value-type="time">
            <text:p>29:15</text:p>
          </table:table-cell>
          <table:table-cell table:number-columns-repeated="9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67]-[.B67]+([.C67]&lt;[.B67]))" office:value-type="time" office:time-value="PT02H15M00S" calcext:value-type="time">
            <text:p>02:1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0M00S" calcext:value-type="time">
            <text:p>07:20 PM</text:p>
          </table:table-cell>
          <table:table-cell table:formula="of:=([.C68]-[.B68]+([.C68]&lt;[.B68]))" office:value-type="time" office:time-value="PT04H45M00S" calcext:value-type="time">
            <text:p>04:4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69]-[.B69]+([.C69]&lt;[.B69]))" office:value-type="time" office:time-value="PT03H05M00S" calcext:value-type="time">
            <text:p>03:0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1]-[.B71]+([.C71]&lt;[.B71]))" office:value-type="time" office:time-value="PT02H40M00S" calcext:value-type="time">
            <text:p>02:4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15M00S" calcext:value-type="time">
            <text:p>06:15 PM</text:p>
          </table:table-cell>
          <table:table-cell table:formula="of:=([.C72]-[.B72]+([.C72]&lt;[.B72]))" office:value-type="time" office:time-value="PT03H50M00S" calcext:value-type="time">
            <text:p>03:5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73]-[.B73]+([.C73]&lt;[.B73]))" office:value-type="time" office:time-value="PT01H30M00S" calcext:value-type="time">
            <text:p>01:3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74]-[.B74]+([.C74]&lt;[.B74]))" office:value-type="time" office:time-value="PT00H35M00S" calcext:value-type="time">
            <text:p>00:3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75]-[.B75]+([.C75]&lt;[.B75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76]-[.B76]+([.C76]&lt;[.B76]))" office:value-type="time" office:time-value="PT02H20M00S" calcext:value-type="time">
            <text:p>02:20</text:p>
          </table:table-cell>
          <table:table-cell table:style-name="ce73"/>
          <table:table-cell table:number-columns-repeated="9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1-31" calcext:value-type="date">
            <text:p>31/01/2022</text:p>
          </table:table-cell>
          <table:table-cell table:style-name="ce28" office:value-type="time" office:time-value="PT15H55M00S" calcext:value-type="time">
            <text:p>03:55 PM</text:p>
          </table:table-cell>
          <table:table-cell table:style-name="ce28" office:value-type="time" office:time-value="PT18H30M00S" calcext:value-type="time">
            <text:p>06:30 PM</text:p>
          </table:table-cell>
          <table:table-cell table:style-name="ce19" table:formula="of:=([.C77]-[.B77]+([.C77]&lt;[.B77]))" office:value-type="time" office:time-value="PT02H35M00S" calcext:value-type="time">
            <text:p>02:35</text:p>
          </table:table-cell>
          <table:table-cell table:style-name="ce56" table:formula="of:=SUM([.D77:.D84])" office:value-type="time" office:time-value="PT25H10M00S" calcext:value-type="time">
            <text:p>25:10</text:p>
          </table:table-cell>
          <table:table-cell table:number-columns-repeated="9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78]-[.B78]+([.C78]&lt;[.B78]))" office:value-type="time" office:time-value="PT03H00M00S" calcext:value-type="time">
            <text:p>03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5M00S" calcext:value-type="time">
            <text:p>07:45 PM</text:p>
          </table:table-cell>
          <table:table-cell table:formula="of:=([.C79]-[.B79]+([.C79]&lt;[.B79]))" office:value-type="time" office:time-value="PT05H15M00S" calcext:value-type="time">
            <text:p>05:15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80]-[.B80]+([.C80]&lt;[.B80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81]-[.B81]+([.C81]&lt;[.B81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82]-[.B82]+([.C82]&lt;[.B82]))" office:value-type="time" office:time-value="PT03H35M00S" calcext:value-type="time">
            <text:p>03:35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10M00S" calcext:value-type="time">
            <text:p>06:10 PM</text:p>
          </table:table-cell>
          <table:table-cell table:formula="of:=([.C83]-[.B83]+([.C83]&lt;[.B83]))" office:value-type="time" office:time-value="PT03H30M00S" calcext:value-type="time">
            <text:p>03:3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04" calcext:value-type="date">
            <text:p>04/02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4H45M00S" calcext:value-type="time">
            <text:p>02:45 PM</text:p>
          </table:table-cell>
          <table:table-cell table:style-name="ce18" table:formula="of:=([.C84]-[.B84]+([.C84]&lt;[.B84]))" office:value-type="time" office:time-value="PT00H45M00S" calcext:value-type="time">
            <text:p>00:45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35M00S" calcext:value-type="time">
            <text:p>07:35 PM</text:p>
          </table:table-cell>
          <table:table-cell table:formula="of:=([.C85]-[.B85]+([.C85]&lt;[.B85]))" office:value-type="time" office:time-value="PT04H45M00S" calcext:value-type="time">
            <text:p>04:45</text:p>
          </table:table-cell>
          <table:table-cell table:style-name="ce56" table:formula="of:=SUM([.D85:.D92])" office:value-type="time" office:time-value="PT24H35M00S" calcext:value-type="time">
            <text:p>24:35</text:p>
          </table:table-cell>
          <table:table-cell table:number-columns-repeated="9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86]-[.B86]+([.C86]&lt;[.B86]))" office:value-type="time" office:time-value="PT02H40M00S" calcext:value-type="time">
            <text:p>02:40</text:p>
          </table:table-cell>
          <table:table-cell table:style-name="ce73"/>
          <table:table-cell table:style-name="ce56"/>
          <table:table-cell table:style-name="ce59"/>
          <table:table-cell table:number-columns-repeated="7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87]-[.B87]+([.C87]&lt;[.B87]))" office:value-type="time" office:time-value="PT04H50M00S" calcext:value-type="time">
            <text:p>04:50</text:p>
          </table:table-cell>
          <table:table-cell table:style-name="ce73"/>
          <table:table-cell/>
          <table:table-cell table:style-name="ce5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88]-[.B88]+([.C88]&lt;[.B88]))" office:value-type="time" office:time-value="PT03H50M00S" calcext:value-type="time">
            <text:p>03:5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89]-[.B89]+([.C89]&lt;[.B89]))" office:value-type="time" office:time-value="PT02H35M00S" calcext:value-type="time">
            <text:p>02:35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90]-[.B90]+([.C90]&lt;[.B90]))" office:value-type="time" office:time-value="PT04H00M00S" calcext:value-type="time">
            <text:p>04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91]-[.B91]+([.C91]&lt;[.B91]))" office:value-type="time" office:time-value="PT00H55M00S" calcext:value-type="time">
            <text:p>00:5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92]-[.B92]+([.C92]&lt;[.B92]))" office:value-type="time" office:time-value="PT01H00M00S" calcext:value-type="time">
            <text:p>01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14" calcext:value-type="date">
            <text:p>14/02/2022</text:p>
          </table:table-cell>
          <table:table-cell table:style-name="ce28" office:value-type="time" office:time-value="PT14H40M00S" calcext:value-type="time">
            <text:p>02:40 PM</text:p>
          </table:table-cell>
          <table:table-cell table:style-name="ce28" office:value-type="time" office:time-value="PT19H05M00S" calcext:value-type="time">
            <text:p>07:05 PM</text:p>
          </table:table-cell>
          <table:table-cell table:style-name="ce19" table:formula="of:=([.C93]-[.B93]+([.C93]&lt;[.B93]))" office:value-type="time" office:time-value="PT04H25M00S" calcext:value-type="time">
            <text:p>04:25</text:p>
          </table:table-cell>
          <table:table-cell table:style-name="ce56" table:formula="of:=SUM([.D93:.D101])" office:value-type="time" office:time-value="PT37H25M00S" calcext:value-type="time">
            <text:p>37:25</text:p>
          </table:table-cell>
          <table:table-cell table:number-columns-repeated="9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94]-[.B94]+([.C94]&lt;[.B94]))" office:value-type="time" office:time-value="PT02H45M00S" calcext:value-type="time">
            <text:p>02:45</text:p>
          </table:table-cell>
          <table:table-cell table:style-name="ce73"/>
          <table:table-cell table:number-columns-repeated="9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95]-[.B95]+([.C95]&lt;[.B95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96]-[.B96]+([.C96]&lt;[.B96]))" office:value-type="time" office:time-value="PT02H50M00S" calcext:value-type="time">
            <text:p>02:5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35M00S" calcext:value-type="time">
            <text:p>07:35 PM</text:p>
          </table:table-cell>
          <table:table-cell table:formula="of:=([.C97]-[.B97]+([.C97]&lt;[.B97]))" office:value-type="time" office:time-value="PT04H55M00S" calcext:value-type="time">
            <text:p>04:55</text:p>
          </table:table-cell>
          <table:table-cell table:style-name="ce73"/>
          <table:table-cell table:number-columns-repeated="9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98]-[.B98]+([.C98]&lt;[.B98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99]-[.B99]+([.C99]&lt;[.B99]))" office:value-type="time" office:time-value="PT04H00M00S" calcext:value-type="time">
            <text:p>04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01H45M00S" calcext:value-type="time">
            <text:p>01:45 AM</text:p>
          </table:table-cell>
          <table:table-cell table:formula="of:=([.C100]-[.B100]+([.C100]&lt;[.B100]))" office:value-type="time" office:time-value="PT06H25M00S" calcext:value-type="time">
            <text:p>06:25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2-18" calcext:value-type="date">
            <text:p>18/02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8H50M00S" calcext:value-type="time">
            <text:p>06:50 PM</text:p>
          </table:table-cell>
          <table:table-cell table:style-name="ce18" table:formula="of:=([.C101]-[.B101]+([.C101]&lt;[.B101]))" office:value-type="time" office:time-value="PT03H30M00S" calcext:value-type="time">
            <text:p>03:3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8H45M00S" calcext:value-type="time">
            <text:p>06:45 PM</text:p>
          </table:table-cell>
          <table:table-cell table:formula="of:=([.C102]-[.B102]+([.C102]&lt;[.B102]))" office:value-type="time" office:time-value="PT05H25M00S" calcext:value-type="time">
            <text:p>05:25</text:p>
          </table:table-cell>
          <table:table-cell table:style-name="ce56" table:formula="of:=SUM([.D102:.D107])" office:value-type="time" office:time-value="PT22H05M00S" calcext:value-type="time">
            <text:p>22:05</text:p>
          </table:table-cell>
          <table:table-cell table:number-columns-repeated="9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03]-[.B103]+([.C103]&lt;[.B103]))" office:value-type="time" office:time-value="PT03H25M00S" calcext:value-type="time">
            <text:p>03:25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04]-[.B104]+([.C104]&lt;[.B104]))" office:value-type="time" office:time-value="PT03H20M00S" calcext:value-type="time">
            <text:p>03:2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40M00S" calcext:value-type="time">
            <text:p>07:40 PM</text:p>
          </table:table-cell>
          <table:table-cell table:formula="of:=([.C105]-[.B105]+([.C105]&lt;[.B105]))" office:value-type="time" office:time-value="PT05H10M00S" calcext:value-type="time">
            <text:p>05:1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06]-[.B106]+([.C106]&lt;[.B106]))" office:value-type="time" office:time-value="PT02H50M00S" calcext:value-type="time">
            <text:p>02:5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07]-[.B107]+([.C107]&lt;[.B107]))" office:value-type="time" office:time-value="PT01H55M00S" calcext:value-type="time">
            <text:p>01:5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2-28" calcext:value-type="date">
            <text:p>28/02/2022</text:p>
          </table:table-cell>
          <table:table-cell table:style-name="ce28" office:value-type="time" office:time-value="PT14H45M00S" calcext:value-type="time">
            <text:p>02:45 PM</text:p>
          </table:table-cell>
          <table:table-cell table:style-name="ce28" office:value-type="time" office:time-value="PT19H45M00S" calcext:value-type="time">
            <text:p>07:45 PM</text:p>
          </table:table-cell>
          <table:table-cell table:style-name="ce19" table:formula="of:=([.C108]-[.B108]+([.C108]&lt;[.B108]))" office:value-type="time" office:time-value="PT05H00M00S" calcext:value-type="time">
            <text:p>05:00</text:p>
          </table:table-cell>
          <table:table-cell table:style-name="ce56" table:formula="of:=SUM([.D108:.D115])" office:value-type="time" office:time-value="PT32H20M00S" calcext:value-type="time">
            <text:p>32:20</text:p>
          </table:table-cell>
          <table:table-cell table:number-columns-repeated="9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09]-[.B109]+([.C109]&lt;[.B109]))" office:value-type="time" office:time-value="PT03H25M00S" calcext:value-type="time">
            <text:p>03:25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10]-[.B110]+([.C110]&lt;[.B110]))" office:value-type="time" office:time-value="PT06H10M00S" calcext:value-type="time">
            <text:p>06:1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1]-[.B111]+([.C111]&lt;[.B111]))" office:value-type="time" office:time-value="PT04H15M00S" calcext:value-type="time">
            <text:p>04:15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12]-[.B112]+([.C112]&lt;[.B112]))" office:value-type="time" office:time-value="PT04H40M00S" calcext:value-type="time">
            <text:p>04:4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13]-[.B113]+([.C113]&lt;[.B113]))" office:value-type="time" office:time-value="PT03H55M00S" calcext:value-type="time">
            <text:p>03:55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8H00M00S" calcext:value-type="time">
            <text:p>06:00 PM</text:p>
          </table:table-cell>
          <table:table-cell table:formula="of:=([.C114]-[.B114]+([.C114]&lt;[.B114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04" calcext:value-type="date">
            <text:p>04/03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115]-[.B115]+([.C115]&lt;[.B115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16]-[.B116]+([.C116]&lt;[.B116]))" office:value-type="time" office:time-value="PT04H50M00S" calcext:value-type="time">
            <text:p>04:50</text:p>
          </table:table-cell>
          <table:table-cell table:style-name="ce56" table:formula="of:=SUM([.D116:.D125])" office:value-type="time" office:time-value="PT30H40M00S" calcext:value-type="time">
            <text:p>30:40</text:p>
          </table:table-cell>
          <table:table-cell table:number-columns-repeated="9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17]-[.B117]+([.C117]&lt;[.B117]))" office:value-type="time" office:time-value="PT03H55M00S" calcext:value-type="time">
            <text:p>03:55</text:p>
          </table:table-cell>
          <table:table-cell table:style-name="ce73"/>
          <table:table-cell table:number-columns-repeated="9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8H35M00S" calcext:value-type="time">
            <text:p>06:35 PM</text:p>
          </table:table-cell>
          <table:table-cell table:formula="of:=([.C118]-[.B118]+([.C118]&lt;[.B118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19]-[.B119]+([.C119]&lt;[.B119]))" office:value-type="time" office:time-value="PT04H15M00S" calcext:value-type="time">
            <text:p>04:1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20]-[.B120]+([.C120]&lt;[.B120]))" office:value-type="time" office:time-value="PT02H40M00S" calcext:value-type="time">
            <text:p>02:4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121]-[.B121]+([.C121]&lt;[.B121]))" office:value-type="time" office:time-value="PT03H50M00S" calcext:value-type="time">
            <text:p>03:50</text:p>
          </table:table-cell>
          <table:table-cell table:style-name="ce73"/>
          <table:table-cell table:number-columns-repeated="9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22]-[.B122]+([.C122]&lt;[.B122]))" office:value-type="time" office:time-value="PT00H40M00S" calcext:value-type="time">
            <text:p>00:40</text:p>
          </table:table-cell>
          <table:table-cell table:style-name="ce73"/>
          <table:table-cell table:style-name="ce56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23]-[.B123]+([.C123]&lt;[.B123]))" office:value-type="time" office:time-value="PT00H55M00S" calcext:value-type="time">
            <text:p>00:55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30M00S" calcext:value-type="time">
            <text:p>07:30 PM</text:p>
          </table:table-cell>
          <table:table-cell table:formula="of:=([.C124]-[.B124]+([.C124]&lt;[.B124]))" office:value-type="time" office:time-value="PT05H15M00S" calcext:value-type="time">
            <text:p>05:1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25]-[.B125]+([.C125]&lt;[.B125]))" office:value-type="time" office:time-value="PT00H35M00S" calcext:value-type="time">
            <text:p>00:35</text:p>
          </table:table-cell>
          <table:table-cell table:style-name="ce73"/>
          <table:table-cell table:number-columns-repeated="9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14" calcext:value-type="date">
            <text:p>14/03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8H00M00S" calcext:value-type="time">
            <text:p>06:00 PM</text:p>
          </table:table-cell>
          <table:table-cell table:style-name="ce19" table:formula="of:=([.C126]-[.B126]+([.C126]&lt;[.B126]))" office:value-type="time" office:time-value="PT03H00M00S" calcext:value-type="time">
            <text:p>03:00</text:p>
          </table:table-cell>
          <table:table-cell table:style-name="ce23" table:formula="of:=SUM([.D126:.D135])" office:value-type="time" office:time-value="PT41H15M00S" calcext:value-type="time">
            <text:p>41:15</text:p>
          </table:table-cell>
          <table:table-cell table:number-columns-repeated="9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27]-[.B127]+([.C127]&lt;[.B127]))" office:value-type="time" office:time-value="PT04H05M00S" calcext:value-type="time">
            <text:p>04:0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28]-[.B128]+([.C128]&lt;[.B128]))" office:value-type="time" office:time-value="PT04H10M00S" calcext:value-type="time">
            <text:p>04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29]-[.B129]+([.C129]&lt;[.B129]))" office:value-type="time" office:time-value="PT04H35M00S" calcext:value-type="time">
            <text:p>04:3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50M00S" calcext:value-type="time">
            <text:p>07:50 PM</text:p>
          </table:table-cell>
          <table:table-cell table:formula="of:=([.C130]-[.B130]+([.C130]&lt;[.B130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31]-[.B131]+([.C131]&lt;[.B131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20M00S" calcext:value-type="time">
            <text:p>06:20 PM</text:p>
          </table:table-cell>
          <table:table-cell table:formula="of:=([.C132]-[.B132]+([.C132]&lt;[.B132]))" office:value-type="time" office:time-value="PT04H20M00S" calcext:value-type="time">
            <text:p>04:2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33]-[.B133]+([.C133]&lt;[.B133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34]-[.B134]+([.C134]&lt;[.B134]))" office:value-type="time" office:time-value="PT05H10M00S" calcext:value-type="time">
            <text:p>05:10</text:p>
          </table:table-cell>
          <table:table-cell table:style-name="ce73"/>
          <table:table-cell table:number-columns-repeated="9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3-20" calcext:value-type="date">
            <text:p>20/03/2022</text:p>
          </table:table-cell>
          <table:table-cell table:style-name="ce27" office:value-type="time" office:time-value="PT14H25M00S" calcext:value-type="time">
            <text:p>02:25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135]-[.B135]+([.C135]&lt;[.B135]))" office:value-type="time" office:time-value="PT03H35M00S" calcext:value-type="time">
            <text:p>03:35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6]-[.B136]+([.C136]&lt;[.B136]))" office:value-type="time" office:time-value="PT01H00M00S" calcext:value-type="time">
            <text:p>01:00</text:p>
          </table:table-cell>
          <table:table-cell table:style-name="ce56" table:formula="of:=SUM([.D136:.D150])" office:value-type="time" office:time-value="PT41H50M00S" calcext:value-type="time">
            <text:p>41:50</text:p>
          </table:table-cell>
          <table:table-cell/>
          <table:table-cell table:style-name="ce56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37]-[.B137]+([.C137]&lt;[.B137]))" office:value-type="time" office:time-value="PT02H30M00S" calcext:value-type="time">
            <text:p>02:30</text:p>
          </table:table-cell>
          <table:table-cell table:number-columns-repeated="2"/>
          <table:table-cell table:style-name="ce56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38]-[.B138]+([.C138]&lt;[.B138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39]-[.B139]+([.C139]&lt;[.B139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40]-[.B140]+([.C140]&lt;[.B140]))" office:value-type="time" office:time-value="PT03H25M00S" calcext:value-type="time">
            <text:p>03:2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41]-[.B141]+([.C141]&lt;[.B141]))" office:value-type="time" office:time-value="PT03H40M00S" calcext:value-type="time">
            <text:p>03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42]-[.B142]+([.C142]&lt;[.B142]))" office:value-type="time" office:time-value="PT03H15M00S" calcext:value-type="time">
            <text:p>03:15</text:p>
          </table:table-cell>
          <table:table-cell table:style-name="ce73"/>
          <table:table-cell table:number-columns-repeated="9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43]-[.B143]+([.C143]&lt;[.B143]))" office:value-type="time" office:time-value="PT02H50M00S" calcext:value-type="time">
            <text:p>02:50</text:p>
          </table:table-cell>
          <table:table-cell table:style-name="ce73"/>
          <table:table-cell table:number-columns-repeated="9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44]-[.B144]+([.C144]&lt;[.B144]))" office:value-type="time" office:time-value="PT00H30M00S" calcext:value-type="time">
            <text:p>00:3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45]-[.B145]+([.C145]&lt;[.B145]))" office:value-type="time" office:time-value="PT01H20M00S" calcext:value-type="time">
            <text:p>01:2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46]-[.B146]+([.C146]&lt;[.B146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47]-[.B147]+([.C147]&lt;[.B14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48]-[.B148]+([.C148]&lt;[.B148]))" office:value-type="time" office:time-value="PT05H10M00S" calcext:value-type="time">
            <text:p>05:1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49]-[.B149]+([.C149]&lt;[.B149]))" office:value-type="time" office:time-value="PT01H15M00S" calcext:value-type="time">
            <text:p>01:15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50]-[.B150]+([.C150]&lt;[.B150]))" office:value-type="time" office:time-value="PT01H30M00S" calcext:value-type="time">
            <text:p>01:3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3-28" calcext:value-type="date">
            <text:p>28/03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8H50M00S" calcext:value-type="time">
            <text:p>06:50 PM</text:p>
          </table:table-cell>
          <table:table-cell table:style-name="ce19" table:formula="of:=([.C151]-[.B151]+([.C151]&lt;[.B151]))" office:value-type="time" office:time-value="PT04H35M00S" calcext:value-type="time">
            <text:p>04:35</text:p>
          </table:table-cell>
          <table:table-cell table:style-name="ce56" table:formula="of:=SUM([.D151:.D159])" office:value-type="time" office:time-value="PT32H40M00S" calcext:value-type="time">
            <text:p>32:40</text:p>
          </table:table-cell>
          <table:table-cell table:number-columns-repeated="9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52]-[.B152]+([.C152]&lt;[.B152]))" office:value-type="time" office:time-value="PT01H45M00S" calcext:value-type="time">
            <text:p>01:45</text:p>
          </table:table-cell>
          <table:table-cell table:number-columns-repeated="3"/>
          <table:table-cell table:style-name="ce56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20M00S" calcext:value-type="time">
            <text:p>07:20 PM</text:p>
          </table:table-cell>
          <table:table-cell table:formula="of:=([.C153]-[.B153]+([.C153]&lt;[.B153]))" office:value-type="time" office:time-value="PT05H30M00S" calcext:value-type="time">
            <text:p>05:30</text:p>
          </table:table-cell>
          <table:table-cell table:number-columns-repeated="2"/>
          <table:table-cell table:style-name="ce56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54]-[.B154]+([.C154]&lt;[.B154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55]-[.B155]+([.C155]&lt;[.B155]))" office:value-type="time" office:time-value="PT02H45M00S" calcext:value-type="time">
            <text:p>02:45</text:p>
          </table:table-cell>
          <table:table-cell table:style-name="ce73"/>
          <table:table-cell table:number-columns-repeated="2"/>
          <table:table-cell table:style-name="ce56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56]-[.B156]+([.C156]&lt;[.B156]))" office:value-type="time" office:time-value="PT03H25M00S" calcext:value-type="time">
            <text:p>03:25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57]-[.B157]+([.C157]&lt;[.B157]))" office:value-type="time" office:time-value="PT03H20M00S" calcext:value-type="time">
            <text:p>03:20</text:p>
          </table:table-cell>
          <table:table-cell table:style-name="ce73"/>
          <table:table-cell table:number-columns-repeated="9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15M00S" calcext:value-type="time">
            <text:p>07:15 PM</text:p>
          </table:table-cell>
          <table:table-cell table:formula="of:=([.C158]-[.B158]+([.C158]&lt;[.B158]))" office:value-type="time" office:time-value="PT05H15M00S" calcext:value-type="time">
            <text:p>05:15</text:p>
          </table:table-cell>
          <table:table-cell table:style-name="ce73"/>
          <table:table-cell table:number-columns-repeated="9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01" calcext:value-type="date">
            <text:p>01/04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159]-[.B159]+([.C159]&lt;[.B159]))" office:value-type="time" office:time-value="PT02H45M00S" calcext:value-type="time">
            <text:p>02:4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60]-[.B160]+([.C160]&lt;[.B160]))" office:value-type="time" office:time-value="PT03H55M00S" calcext:value-type="time">
            <text:p>03:55</text:p>
          </table:table-cell>
          <table:table-cell table:style-name="ce56" table:formula="of:=SUM([.D160:.D163])" office:value-type="time" office:time-value="PT16H30M00S" calcext:value-type="time">
            <text:p>16:30</text:p>
          </table:table-cell>
          <table:table-cell table:number-columns-repeated="9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61]-[.B161]+([.C161]&lt;[.B161]))" office:value-type="time" office:time-value="PT04H40M00S" calcext:value-type="time">
            <text:p>04:4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30M00S" calcext:value-type="time">
            <text:p>06:30 PM</text:p>
          </table:table-cell>
          <table:table-cell table:formula="of:=([.C162]-[.B162]+([.C162]&lt;[.B162]))" office:value-type="time" office:time-value="PT03H30M00S" calcext:value-type="time">
            <text:p>03:3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63]-[.B163]+([.C163]&lt;[.B163]))" office:value-type="time" office:time-value="PT04H25M00S" calcext:value-type="time">
            <text:p>04:25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3" office:value-type="date" office:date-value="2022-04-12" calcext:value-type="date">
            <text:p>12/04/2022</text:p>
          </table:table-cell>
          <table:table-cell table:style-name="ce33" office:value-type="time" office:time-value="PT22H05M00S" calcext:value-type="time">
            <text:p>10:05 PM</text:p>
          </table:table-cell>
          <table:table-cell table:style-name="ce33" office:value-type="time" office:time-value="PT01H04M00S" calcext:value-type="time">
            <text:p>01:04 AM</text:p>
          </table:table-cell>
          <table:table-cell table:style-name="ce20" table:formula="of:=([.C164]-[.B164]+([.C164]&lt;[.B164]))" office:value-type="time" office:time-value="PT02H59M00S" calcext:value-type="time">
            <text:p>02:59</text:p>
          </table:table-cell>
          <table:table-cell table:style-name="ce56" table:formula="of:=SUM([.D164])" office:value-type="time" office:time-value="PT02H59M00S" calcext:value-type="time">
            <text:p>02:59</text:p>
          </table:table-cell>
          <table:table-cell table:number-columns-repeated="9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65]-[.B165]+([.C165]&lt;[.B165]))" office:value-type="time" office:time-value="PT01H35M00S" calcext:value-type="time">
            <text:p>01:35</text:p>
          </table:table-cell>
          <table:table-cell table:style-name="ce56" table:formula="of:=SUM([.D165:.D168])" office:value-type="time" office:time-value="PT10H15M00S" calcext:value-type="time">
            <text:p>10:15</text:p>
          </table:table-cell>
          <table:table-cell table:number-columns-repeated="9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50M00S" calcext:value-type="time">
            <text:p>06:50 PM</text:p>
          </table:table-cell>
          <table:table-cell table:formula="of:=([.C166]-[.B166]+([.C166]&lt;[.B166]))" office:value-type="time" office:time-value="PT03H50M00S" calcext:value-type="time">
            <text:p>03:50</text:p>
          </table:table-cell>
          <table:table-cell/>
          <table:table-cell table:style-name="ce56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67]-[.B167]+([.C167]&lt;[.B167]))" office:value-type="time" office:time-value="PT03H50M00S" calcext:value-type="time">
            <text:p>03:5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8]-[.B168]+([.C168]&lt;[.B168]))" office:value-type="time" office:time-value="PT01H00M00S" calcext:value-type="time">
            <text:p>01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4-26" calcext:value-type="date">
            <text:p>26/04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169]-[.B169]+([.C169]&lt;[.B169]))" office:value-type="time" office:time-value="PT03H20M00S" calcext:value-type="time">
            <text:p>03:20</text:p>
          </table:table-cell>
          <table:table-cell table:style-name="ce56" table:formula="of:=SUM([.D169:.D170])" office:value-type="time" office:time-value="PT07H30M00S" calcext:value-type="time">
            <text:p>07:30</text:p>
          </table:table-cell>
          <table:table-cell table:number-columns-repeated="9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4-26" calcext:value-type="date">
            <text:p>26/04/2022</text:p>
          </table:table-cell>
          <table:table-cell table:style-name="ce27" office:value-type="time" office:time-value="PT21H50M00S" calcext:value-type="time">
            <text:p>09:50 PM</text:p>
          </table:table-cell>
          <table:table-cell table:style-name="ce27" office:value-type="time" office:time-value="PT02H00M00S" calcext:value-type="time">
            <text:p>02:00 AM</text:p>
          </table:table-cell>
          <table:table-cell table:style-name="ce18" table:formula="of:=([.C170]-[.B170]+([.C170]&lt;[.B170]))" office:value-type="time" office:time-value="PT04H10M00S" calcext:value-type="time">
            <text:p>04:1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5-09" calcext:value-type="date">
            <text:p>09/05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171]-[.B171]+([.C171]&lt;[.B171]))" office:value-type="time" office:time-value="PT03H50M00S" calcext:value-type="time">
            <text:p>03:50</text:p>
          </table:table-cell>
          <table:table-cell table:style-name="ce56" table:formula="of:=SUM([.D171:.D177])" office:value-type="time" office:time-value="PT32H05M00S" calcext:value-type="time">
            <text:p>32:05</text:p>
          </table:table-cell>
          <table:table-cell table:number-columns-repeated="5"/>
          <table:table-cell table:style-name="ce56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172]-[.B172]+([.C172]&lt;[.B172]))" office:value-type="time" office:time-value="PT02H40M00S" calcext:value-type="time">
            <text:p>02:4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173]-[.B173]+([.C173]&lt;[.B173]))" office:value-type="time" office:time-value="PT03H20M00S" calcext:value-type="time">
            <text:p>03:2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174]-[.B174]+([.C174]&lt;[.B174]))" office:value-type="time" office:time-value="PT04H25M00S" calcext:value-type="time">
            <text:p>04:25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175]-[.B175]+([.C175]&lt;[.B175]))" office:value-type="time" office:time-value="PT01H40M00S" calcext:value-type="time">
            <text:p>01:4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176]-[.B176]+([.C176]&lt;[.B176]))" office:value-type="time" office:time-value="PT03H10M00S" calcext:value-type="time">
            <text:p>03:1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5-13" calcext:value-type="date">
            <text:p>13/05/2022</text:p>
          </table:table-cell>
          <table:table-cell table:style-name="ce27" office:value-type="time" office:time-value="PT01H00M00S" calcext:value-type="time">
            <text:p>01:00 AM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18" table:formula="of:=([.C177]-[.B177]+([.C177]&lt;[.B177]))" office:value-type="time" office:time-value="PT13H00M00S" calcext:value-type="time">
            <text:p>13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78]-[.B178]+([.C178]&lt;[.B178]))" office:value-type="time" office:time-value="PT01H10M00S" calcext:value-type="time">
            <text:p>01:10</text:p>
          </table:table-cell>
          <table:table-cell table:style-name="ce23" table:formula="of:=SUM([.D178:.D179])" office:value-type="time" office:time-value="PT02H10M00S" calcext:value-type="time">
            <text:p>02:10</text:p>
          </table:table-cell>
          <table:table-cell table:number-columns-repeated="9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79]-[.B179]+([.C179]&lt;[.B179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07" calcext:value-type="date">
            <text:p>07/06/2022</text:p>
          </table:table-cell>
          <table:table-cell table:style-name="ce28" office:value-type="time" office:time-value="PT14H10M00S" calcext:value-type="time">
            <text:p>02:10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180]-[.B180]+([.C180]&lt;[.B180]))" office:value-type="time" office:time-value="PT05H40M00S" calcext:value-type="time">
            <text:p>05:40</text:p>
          </table:table-cell>
          <table:table-cell table:style-name="ce56" table:formula="of:=SUM([.D180:.D184])" office:value-type="time" office:time-value="PT20H20M00S" calcext:value-type="time">
            <text:p>20:20</text:p>
          </table:table-cell>
          <table:table-cell table:number-columns-repeated="9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181]-[.B181]+([.C181]&lt;[.B181]))" office:value-type="time" office:time-value="PT02H40M00S" calcext:value-type="time">
            <text:p>02:40</text:p>
          </table:table-cell>
          <table:table-cell table:style-name="ce73"/>
          <table:table-cell table:number-columns-repeated="9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00M00S" calcext:value-type="time">
            <text:p>07:00 PM</text:p>
          </table:table-cell>
          <table:table-cell table:formula="of:=([.C182]-[.B182]+([.C182]&lt;[.B182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183]-[.B183]+([.C183]&lt;[.B183]))" office:value-type="time" office:time-value="PT05H05M00S" calcext:value-type="time">
            <text:p>05:05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09" calcext:value-type="date">
            <text:p>09/06/2022</text:p>
          </table:table-cell>
          <table:table-cell table:style-name="ce27" office:value-type="time" office:time-value="PT15H20M00S" calcext:value-type="time">
            <text:p>03:20 PM</text:p>
          </table:table-cell>
          <table:table-cell table:style-name="ce27" office:value-type="time" office:time-value="PT17H45M00S" calcext:value-type="time">
            <text:p>05:45 PM</text:p>
          </table:table-cell>
          <table:table-cell table:style-name="ce18" table:formula="of:=([.C184]-[.B184]+([.C184]&lt;[.B184]))" office:value-type="time" office:time-value="PT02H25M00S" calcext:value-type="time">
            <text:p>02:2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13" calcext:value-type="date">
            <text:p>13/06/2022</text:p>
          </table:table-cell>
          <table:table-cell table:style-name="ce28" office:value-type="time" office:time-value="PT14H35M00S" calcext:value-type="time">
            <text:p>02:3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185]-[.B185]+([.C185]&lt;[.B185]))" office:value-type="time" office:time-value="PT05H00M00S" calcext:value-type="time">
            <text:p>05:00</text:p>
          </table:table-cell>
          <table:table-cell table:style-name="ce56" table:formula="of:=SUM([.D185:.D194])" office:value-type="time" office:time-value="PT39H22M00S" calcext:value-type="time">
            <text:p>39:22</text:p>
          </table:table-cell>
          <table:table-cell table:number-columns-repeated="9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186]-[.B186]+([.C186]&lt;[.B186]))" office:value-type="time" office:time-value="PT05H45M00S" calcext:value-type="time">
            <text:p>05:45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187]-[.B187]+([.C187]&lt;[.B187]))" office:value-type="time" office:time-value="PT03H45M00S" calcext:value-type="time">
            <text:p>03:45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188]-[.B188]+([.C188]&lt;[.B188]))" office:value-type="time" office:time-value="PT05H55M00S" calcext:value-type="time">
            <text:p>05:55</text:p>
          </table:table-cell>
          <table:table-cell table:number-columns-repeated="3"/>
          <table:table-cell table:style-name="ce56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189]-[.B189]+([.C189]&lt;[.B189]))" office:value-type="time" office:time-value="PT04H07M00S" calcext:value-type="time">
            <text:p>04:07</text:p>
          </table:table-cell>
          <table:table-cell table:number-columns-repeated="3"/>
          <table:table-cell table:style-name="ce5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190]-[.B190]+([.C190]&lt;[.B190]))" office:value-type="time" office:time-value="PT06H00M00S" calcext:value-type="time">
            <text:p>06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1]-[.B191]+([.C191]&lt;[.B191]))" office:value-type="time" office:time-value="PT03H00M00S" calcext:value-type="time">
            <text:p>03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192]-[.B192]+([.C192]&lt;[.B192]))" office:value-type="time" office:time-value="PT00H20M00S" calcext:value-type="time">
            <text:p>00:20</text:p>
          </table:table-cell>
          <table:table-cell table:style-name="ce73"/>
          <table:table-cell table:number-columns-repeated="9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193]-[.B193]+([.C193]&lt;[.B193]))" office:value-type="time" office:time-value="PT01H00M00S" calcext:value-type="time">
            <text:p>01:00</text:p>
          </table:table-cell>
          <table:table-cell table:style-name="ce73"/>
          <table:table-cell table:number-columns-repeated="9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17" calcext:value-type="date">
            <text:p>17/06/2022</text:p>
          </table:table-cell>
          <table:table-cell table:style-name="ce27" office:value-type="time" office:time-value="PT16H00M00S" calcext:value-type="time">
            <text:p>04:00 PM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18" table:formula="of:=([.C194]-[.B194]+([.C194]&lt;[.B194]))" office:value-type="time" office:time-value="PT04H30M00S" calcext:value-type="time">
            <text:p>04:3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195]-[.B195]+([.C195]&lt;[.B195]))" office:value-type="time" office:time-value="PT03H00M00S" calcext:value-type="time">
            <text:p>03:00</text:p>
          </table:table-cell>
          <table:table-cell table:style-name="ce56" table:formula="of:=SUM([.D195:.D201])" office:value-type="time" office:time-value="PT29H50M00S" calcext:value-type="time">
            <text:p>29:50</text:p>
          </table:table-cell>
          <table:table-cell table:number-columns-repeated="9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196]-[.B196]+([.C196]&lt;[.B196]))" office:value-type="time" office:time-value="PT05H30M00S" calcext:value-type="time">
            <text:p>05:3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197]-[.B197]+([.C197]&lt;[.B197]))" office:value-type="time" office:time-value="PT04H30M00S" calcext:value-type="time">
            <text:p>04:30</text:p>
          </table:table-cell>
          <table:table-cell table:style-name="ce73"/>
          <table:table-cell table:number-columns-repeated="9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98]-[.B198]+([.C198]&lt;[.B198]))" office:value-type="time" office:time-value="PT03H25M00S" calcext:value-type="time">
            <text:p>03:25</text:p>
          </table:table-cell>
          <table:table-cell table:style-name="ce73"/>
          <table:table-cell table:number-columns-repeated="9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199]-[.B199]+([.C199]&lt;[.B199]))" office:value-type="time" office:time-value="PT04H40M00S" calcext:value-type="time">
            <text:p>04:4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00]-[.B200]+([.C200]&lt;[.B200]))" office:value-type="time" office:time-value="PT04H20M00S" calcext:value-type="time">
            <text:p>04:2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01]-[.B201]+([.C201]&lt;[.B201]))" office:value-type="time" office:time-value="PT04H25M00S" calcext:value-type="time">
            <text:p>04:25</text:p>
          </table:table-cell>
          <table:table-cell table:style-name="ce73"/>
          <table:table-cell table:number-columns-repeated="9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6-27" calcext:value-type="date">
            <text:p>27/06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35M00S" calcext:value-type="time">
            <text:p>07:35 PM</text:p>
          </table:table-cell>
          <table:table-cell table:style-name="ce19" table:formula="of:=([.C202]-[.B202]+([.C202]&lt;[.B202]))" office:value-type="time" office:time-value="PT04H20M00S" calcext:value-type="time">
            <text:p>04:20</text:p>
          </table:table-cell>
          <table:table-cell table:style-name="ce23" table:formula="of:=SUM([.D202:.D208])" office:value-type="time" office:time-value="PT39H55M00S" calcext:value-type="time">
            <text:p>39:55</text:p>
          </table:table-cell>
          <table:table-cell table:number-columns-repeated="9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03]-[.B203]+([.C203]&lt;[.B203]))" office:value-type="time" office:time-value="PT03H45M00S" calcext:value-type="time">
            <text:p>03:45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04]-[.B204]+([.C204]&lt;[.B204]))" office:value-type="time" office:time-value="PT03H55M00S" calcext:value-type="time">
            <text:p>03:55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05]-[.B205]+([.C205]&lt;[.B205]))" office:value-type="time" office:time-value="PT04H35M00S" calcext:value-type="time">
            <text:p>04:35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06]-[.B206]+([.C206]&lt;[.B206]))" office:value-type="time" office:time-value="PT04H20M00S" calcext:value-type="time">
            <text:p>04:20</text:p>
          </table:table-cell>
          <table:table-cell table:style-name="ce73"/>
          <table:table-cell table:number-columns-repeated="9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07]-[.B207]+([.C207]&lt;[.B207]))" office:value-type="time" office:time-value="PT15H30M00S" calcext:value-type="time">
            <text:p>15:30</text:p>
          </table:table-cell>
          <table:table-cell table:style-name="ce73"/>
          <table:table-cell table:number-columns-repeated="9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6-30" calcext:value-type="date">
            <text:p>30/06/2022</text:p>
          </table:table-cell>
          <table:table-cell table:style-name="ce27" office:value-type="time" office:time-value="PT14H30M00S" calcext:value-type="time">
            <text:p>02:30 PM</text:p>
          </table:table-cell>
          <table:table-cell table:style-name="ce27" office:value-type="time" office:time-value="PT18H00M00S" calcext:value-type="time">
            <text:p>06:00 PM</text:p>
          </table:table-cell>
          <table:table-cell table:style-name="ce18" table:formula="of:=([.C208]-[.B208]+([.C208]&lt;[.B208]))" office:value-type="time" office:time-value="PT03H30M00S" calcext:value-type="time">
            <text:p>03:3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04" calcext:value-type="date">
            <text:p>04/07/2022</text:p>
          </table:table-cell>
          <table:table-cell table:style-name="ce28" office:value-type="time" office:time-value="PT15H30M00S" calcext:value-type="time">
            <text:p>03:3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09]-[.B209]+([.C209]&lt;[.B209]))" office:value-type="time" office:time-value="PT03H30M00S" calcext:value-type="time">
            <text:p>03:30</text:p>
          </table:table-cell>
          <table:table-cell table:style-name="ce56" table:formula="of:=SUM([.D209:.D214])" office:value-type="time" office:time-value="PT21H55M00S" calcext:value-type="time">
            <text:p>21:55</text:p>
          </table:table-cell>
          <table:table-cell table:number-columns-repeated="9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10]-[.B210]+([.C210]&lt;[.B210]))" office:value-type="time" office:time-value="PT04H45M00S" calcext:value-type="time">
            <text:p>04:45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11]-[.B211]+([.C211]&lt;[.B211]))" office:value-type="time" office:time-value="PT02H50M00S" calcext:value-type="time">
            <text:p>02:5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12]-[.B212]+([.C212]&lt;[.B212]))" office:value-type="time" office:time-value="PT05H05M00S" calcext:value-type="time">
            <text:p>05:05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13]-[.B213]+([.C213]&lt;[.B213]))" office:value-type="time" office:time-value="PT02H00M00S" calcext:value-type="time">
            <text:p>02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06" calcext:value-type="date">
            <text:p>06/07/2022</text:p>
          </table:table-cell>
          <table:table-cell table:style-name="ce27" office:value-type="time" office:time-value="PT21H55M00S" calcext:value-type="time">
            <text:p>09:55 PM</text:p>
          </table:table-cell>
          <table:table-cell table:style-name="ce27" office:value-type="time" office:time-value="PT01H40M00S" calcext:value-type="time">
            <text:p>01:40 AM</text:p>
          </table:table-cell>
          <table:table-cell table:style-name="ce18" table:formula="of:=([.C214]-[.B214]+([.C214]&lt;[.B214]))" office:value-type="time" office:time-value="PT03H45M00S" calcext:value-type="time">
            <text:p>03:45</text:p>
          </table:table-cell>
          <table:table-cell table:style-name="ce73"/>
          <table:table-cell table:number-columns-repeated="9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7-11" calcext:value-type="date">
            <text:p>11/07/2022</text:p>
          </table:table-cell>
          <table:table-cell table:style-name="ce28" office:value-type="time" office:time-value="PT16H00M00S" calcext:value-type="time">
            <text:p>04:00 PM</text:p>
          </table:table-cell>
          <table:table-cell table:style-name="ce28" office:value-type="time" office:time-value="PT19H20M00S" calcext:value-type="time">
            <text:p>07:20 PM</text:p>
          </table:table-cell>
          <table:table-cell table:style-name="ce19" table:formula="of:=([.C215]-[.B215]+([.C215]&lt;[.B215]))" office:value-type="time" office:time-value="PT03H20M00S" calcext:value-type="time">
            <text:p>03:20</text:p>
          </table:table-cell>
          <table:table-cell table:style-name="ce23" table:formula="of:=SUM([.D215:.D219])" office:value-type="time" office:time-value="PT14H35M00S" calcext:value-type="time">
            <text:p>14:35</text:p>
          </table:table-cell>
          <table:table-cell table:number-columns-repeated="9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16]-[.B216]+([.C216]&lt;[.B216]))" office:value-type="time" office:time-value="PT04H00M00S" calcext:value-type="time">
            <text:p>04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17]-[.B217]+([.C217]&lt;[.B217]))" office:value-type="time" office:time-value="PT02H15M00S" calcext:value-type="time">
            <text:p>02:15</text:p>
          </table:table-cell>
          <table:table-cell table:style-name="ce73"/>
          <table:table-cell table:number-columns-repeated="9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18]-[.B218]+([.C218]&lt;[.B218]))" office:value-type="time" office:time-value="PT04H00M00S" calcext:value-type="time">
            <text:p>04:00</text:p>
          </table:table-cell>
          <table:table-cell table:style-name="ce73"/>
          <table:table-cell table:number-columns-repeated="9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7-13" calcext:value-type="date">
            <text:p>13/07/2022</text:p>
          </table:table-cell>
          <table:table-cell table:style-name="ce27" office:value-type="time" office:time-value="PT14H00M00S" calcext:value-type="time">
            <text:p>02:00 PM</text:p>
          </table:table-cell>
          <table:table-cell table:style-name="ce27" office:value-type="time" office:time-value="PT15H00M00S" calcext:value-type="time">
            <text:p>03:00 PM</text:p>
          </table:table-cell>
          <table:table-cell table:style-name="ce18" table:formula="of:=([.C219]-[.B219]+([.C219]&lt;[.B219]))" office:value-type="time" office:time-value="PT01H00M00S" calcext:value-type="time">
            <text:p>01:00</text:p>
          </table:table-cell>
          <table:table-cell table:number-columns-repeated="2"/>
          <table:table-cell table:style-name="ce56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05" calcext:value-type="date">
            <text:p>05/09/2022</text:p>
          </table:table-cell>
          <table:table-cell table:style-name="ce28" office:value-type="time" office:time-value="PT15H00M00S" calcext:value-type="time">
            <text:p>03:00 PM</text:p>
          </table:table-cell>
          <table:table-cell table:style-name="ce28" office:value-type="time" office:time-value="PT19H00M00S" calcext:value-type="time">
            <text:p>07:00 PM</text:p>
          </table:table-cell>
          <table:table-cell table:style-name="ce19" table:formula="of:=([.C220]-[.B220]+([.C220]&lt;[.B220]))" office:value-type="time" office:time-value="PT04H00M00S" calcext:value-type="time">
            <text:p>04:00</text:p>
          </table:table-cell>
          <table:table-cell table:style-name="ce56" table:formula="of:=SUM([.D220:.D228])" office:value-type="time" office:time-value="PT36H20M00S" calcext:value-type="time">
            <text:p>36:20</text:p>
          </table:table-cell>
          <table:table-cell table:number-columns-repeated="9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21]-[.B221]+([.C221]&lt;[.B221]))" office:value-type="time" office:time-value="PT04H15M00S" calcext:value-type="time">
            <text:p>04:15</text:p>
          </table:table-cell>
          <table:table-cell table:style-name="ce73"/>
          <table:table-cell table:number-columns-repeated="9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22]-[.B222]+([.C222]&lt;[.B222]))" office:value-type="time" office:time-value="PT04H40M00S" calcext:value-type="time">
            <text:p>04:40</text:p>
          </table:table-cell>
          <table:table-cell table:style-name="ce73"/>
          <table:table-cell table:number-columns-repeated="9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23]-[.B223]+([.C223]&lt;[.B223]))" office:value-type="time" office:time-value="PT05H20M00S" calcext:value-type="time">
            <text:p>05:2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24]-[.B224]+([.C224]&lt;[.B224]))" office:value-type="time" office:time-value="PT03H55M00S" calcext:value-type="time">
            <text:p>03:5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25]-[.B225]+([.C225]&lt;[.B225]))" office:value-type="time" office:time-value="PT05H25M00S" calcext:value-type="time">
            <text:p>05:2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26]-[.B226]+([.C226]&lt;[.B226]))" office:value-type="time" office:time-value="PT02H50M00S" calcext:value-type="time">
            <text:p>02:5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27]-[.B227]+([.C227]&lt;[.B227]))" office:value-type="time" office:time-value="PT02H50M00S" calcext:value-type="time">
            <text:p>02:5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09" calcext:value-type="date">
            <text:p>09/09/2022</text:p>
          </table:table-cell>
          <table:table-cell table:style-name="ce27" office:value-type="time" office:time-value="PT22H45M00S" calcext:value-type="time">
            <text:p>10:45 PM</text:p>
          </table:table-cell>
          <table:table-cell table:style-name="ce27" office:value-type="time" office:time-value="PT01H50M00S" calcext:value-type="time">
            <text:p>01:50 AM</text:p>
          </table:table-cell>
          <table:table-cell table:style-name="ce18" table:formula="of:=([.C228]-[.B228]+([.C228]&lt;[.B228]))" office:value-type="time" office:time-value="PT03H05M00S" calcext:value-type="time">
            <text:p>03:05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2" calcext:value-type="date">
            <text:p>12/09/2022</text:p>
          </table:table-cell>
          <table:table-cell table:style-name="ce28" office:value-type="time" office:time-value="PT15H25M00S" calcext:value-type="time">
            <text:p>03:25 PM</text:p>
          </table:table-cell>
          <table:table-cell table:style-name="ce28" office:value-type="time" office:time-value="PT20H20M00S" calcext:value-type="time">
            <text:p>08:20 PM</text:p>
          </table:table-cell>
          <table:table-cell table:style-name="ce19" table:formula="of:=([.C229]-[.B229]+([.C229]&lt;[.B229]))" office:value-type="time" office:time-value="PT04H55M00S" calcext:value-type="time">
            <text:p>04:55</text:p>
          </table:table-cell>
          <table:table-cell table:style-name="ce23" table:formula="of:=SUM([.D229:.D238])" office:value-type="time" office:time-value="PT41H10M00S" calcext:value-type="time">
            <text:p>41:10</text:p>
          </table:table-cell>
          <table:table-cell table:number-columns-repeated="9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30]-[.B230]+([.C230]&lt;[.B230]))" office:value-type="time" office:time-value="PT02H10M00S" calcext:value-type="time">
            <text:p>02:10</text:p>
          </table:table-cell>
          <table:table-cell table:style-name="ce73"/>
          <table:table-cell table:number-columns-repeated="9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31]-[.B231]+([.C231]&lt;[.B231]))" office:value-type="time" office:time-value="PT05H05M00S" calcext:value-type="time">
            <text:p>05:05</text:p>
          </table:table-cell>
          <table:table-cell table:style-name="ce73"/>
          <table:table-cell table:number-columns-repeated="9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32]-[.B232]+([.C232]&lt;[.B232]))" office:value-type="time" office:time-value="PT04H30M00S" calcext:value-type="time">
            <text:p>04:3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3]-[.B233]+([.C233]&lt;[.B233]))" office:value-type="time" office:time-value="PT03H00M00S" calcext:value-type="time">
            <text:p>03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34]-[.B234]+([.C234]&lt;[.B234]))" office:value-type="time" office:time-value="PT04H45M00S" calcext:value-type="time">
            <text:p>04:45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35]-[.B235]+([.C235]&lt;[.B235]))" office:value-type="time" office:time-value="PT05H00M00S" calcext:value-type="time">
            <text:p>05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36]-[.B236]+([.C236]&lt;[.B236]))" office:value-type="time" office:time-value="PT04H10M00S" calcext:value-type="time">
            <text:p>04:1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37]-[.B237]+([.C237]&lt;[.B237]))" office:value-type="time" office:time-value="PT02H20M00S" calcext:value-type="time">
            <text:p>02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16" calcext:value-type="date">
            <text:p>16/09/2022</text:p>
          </table:table-cell>
          <table:table-cell table:style-name="ce27" office:value-type="time" office:time-value="PT20H30M00S" calcext:value-type="time">
            <text:p>08:30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38]-[.B238]+([.C238]&lt;[.B238]))" office:value-type="time" office:time-value="PT05H15M00S" calcext:value-type="time">
            <text:p>05:1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9" calcext:value-type="date">
            <text:p>19/09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20H05M00S" calcext:value-type="time">
            <text:p>08:05 PM</text:p>
          </table:table-cell>
          <table:table-cell table:style-name="ce19" table:formula="of:=([.C239]-[.B239]+([.C239]&lt;[.B239]))" office:value-type="time" office:time-value="PT04H25M00S" calcext:value-type="time">
            <text:p>04:25</text:p>
          </table:table-cell>
          <table:table-cell table:style-name="ce56" table:formula="of:=SUM([.D239:.D248])" office:value-type="time" office:time-value="PT38H25M00S" calcext:value-type="time">
            <text:p>38:25</text:p>
          </table:table-cell>
          <table:table-cell table:number-columns-repeated="9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40]-[.B240]+([.C240]&lt;[.B240]))" office:value-type="time" office:time-value="PT02H00M00S" calcext:value-type="time">
            <text:p>02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41]-[.B241]+([.C241]&lt;[.B241]))" office:value-type="time" office:time-value="PT04H35M00S" calcext:value-type="time">
            <text:p>04:3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42]-[.B242]+([.C242]&lt;[.B242]))" office:value-type="time" office:time-value="PT05H20M00S" calcext:value-type="time">
            <text:p>05:2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43]-[.B243]+([.C243]&lt;[.B243]))" office:value-type="time" office:time-value="PT01H00M00S" calcext:value-type="time">
            <text:p>01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44]-[.B244]+([.C244]&lt;[.B244]))" office:value-type="time" office:time-value="PT05H00M00S" calcext:value-type="time">
            <text:p>05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45]-[.B245]+([.C245]&lt;[.B245]))" office:value-type="time" office:time-value="PT04H40M00S" calcext:value-type="time">
            <text:p>04:4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46]-[.B246]+([.C246]&lt;[.B246]))" office:value-type="time" office:time-value="PT04H30M00S" calcext:value-type="time">
            <text:p>04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47]-[.B247]+([.C247]&lt;[.B247]))" office:value-type="time" office:time-value="PT03H45M00S" calcext:value-type="time">
            <text:p>03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23" calcext:value-type="date">
            <text:p>23/09/2022</text:p>
          </table:table-cell>
          <table:table-cell table:style-name="ce27" office:value-type="time" office:time-value="PT20H50M00S" calcext:value-type="time">
            <text:p>08:50 PM</text:p>
          </table:table-cell>
          <table:table-cell table:style-name="ce27" office:value-type="time" office:time-value="PT00H00M00S" calcext:value-type="time">
            <text:p>12:00 AM</text:p>
          </table:table-cell>
          <table:table-cell table:style-name="ce18" table:formula="of:=([.C248]-[.B248]+([.C248]&lt;[.B248]))" office:value-type="time" office:time-value="PT03H10M00S" calcext:value-type="time">
            <text:p>03:1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49]-[.B249]+([.C249]&lt;[.B249]))" office:value-type="time" office:time-value="PT02H50M00S" calcext:value-type="time">
            <text:p>02:50</text:p>
          </table:table-cell>
          <table:table-cell table:style-name="ce56" table:formula="of:=SUM([.D249:.D258])" office:value-type="time" office:time-value="PT39H58M00S" calcext:value-type="time">
            <text:p>39:58</text:p>
          </table:table-cell>
          <table:table-cell table:number-columns-repeated="9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50]-[.B250]+([.C250]&lt;[.B250]))" office:value-type="time" office:time-value="PT05H10M00S" calcext:value-type="time">
            <text:p>05:1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51]-[.B251]+([.C251]&lt;[.B251]))" office:value-type="time" office:time-value="PT04H35M00S" calcext:value-type="time">
            <text:p>04:3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52]-[.B252]+([.C252]&lt;[.B252]))" office:value-type="time" office:time-value="PT04H10M00S" calcext:value-type="time">
            <text:p>04:1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54]-[.B254]+([.C254]&lt;[.B254]))" office:value-type="time" office:time-value="PT04H35M00S" calcext:value-type="time">
            <text:p>04:3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55]-[.B255]+([.C255]&lt;[.B255]))" office:value-type="time" office:time-value="PT04H15M00S" calcext:value-type="time">
            <text:p>04:15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56]-[.B256]+([.C256]&lt;[.B256]))" office:value-type="time" office:time-value="PT01H45M00S" calcext:value-type="time">
            <text:p>01:45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58]-[.B258]+([.C258]&lt;[.B258]))" office:value-type="time" office:time-value="PT04H38M00S" calcext:value-type="time">
            <text:p>04:38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03" calcext:value-type="date">
            <text:p>03/10/2022</text:p>
          </table:table-cell>
          <table:table-cell table:style-name="ce28" office:value-type="time" office:time-value="PT15H15M00S" calcext:value-type="time">
            <text:p>03:15 PM</text:p>
          </table:table-cell>
          <table:table-cell table:style-name="ce28" office:value-type="time" office:time-value="PT19H25M00S" calcext:value-type="time">
            <text:p>07:25 PM</text:p>
          </table:table-cell>
          <table:table-cell table:style-name="ce19" table:formula="of:=([.C259]-[.B259]+([.C259]&lt;[.B259]))" office:value-type="time" office:time-value="PT04H10M00S" calcext:value-type="time">
            <text:p>04:10</text:p>
          </table:table-cell>
          <table:table-cell table:style-name="ce56" table:formula="of:=SUM([.D259:.D268])" office:value-type="time" office:time-value="PT39H35M00S" calcext:value-type="time">
            <text:p>39:35</text:p>
          </table:table-cell>
          <table:table-cell table:number-columns-repeated="9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60]-[.B260]+([.C260]&lt;[.B260]))" office:value-type="time" office:time-value="PT03H35M00S" calcext:value-type="time">
            <text:p>03:35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61]-[.B261]+([.C261]&lt;[.B261]))" office:value-type="time" office:time-value="PT04H40M00S" calcext:value-type="time">
            <text:p>04:4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62]-[.B262]+([.C262]&lt;[.B262]))" office:value-type="time" office:time-value="PT04H45M00S" calcext:value-type="time">
            <text:p>04:4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263]-[.B263]+([.C263]&lt;[.B263]))" office:value-type="time" office:time-value="PT05H20M00S" calcext:value-type="time">
            <text:p>05:2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264]-[.B264]+([.C264]&lt;[.B264]))" office:value-type="time" office:time-value="PT04H40M00S" calcext:value-type="time">
            <text:p>04:4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65]-[.B265]+([.C265]&lt;[.B265]))" office:value-type="time" office:time-value="PT01H00M00S" calcext:value-type="time">
            <text:p>01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266]-[.B266]+([.C266]&lt;[.B266]))" office:value-type="time" office:time-value="PT02H25M00S" calcext:value-type="time">
            <text:p>02:25</text:p>
          </table:table-cell>
          <table:table-cell table:number-columns-repeated="2"/>
          <table:table-cell table:style-name="ce56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267]-[.B267]+([.C267]&lt;[.B267]))" office:value-type="time" office:time-value="PT04H30M00S" calcext:value-type="time">
            <text:p>04:3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10-07" calcext:value-type="date">
            <text:p>07/10/2022</text:p>
          </table:table-cell>
          <table:table-cell table:style-name="ce27" office:value-type="time" office:time-value="PT21H15M00S" calcext:value-type="time">
            <text:p>09:15 PM</text:p>
          </table:table-cell>
          <table:table-cell table:style-name="ce27" office:value-type="time" office:time-value="PT01H45M00S" calcext:value-type="time">
            <text:p>01:45 AM</text:p>
          </table:table-cell>
          <table:table-cell table:style-name="ce18" table:formula="of:=([.C268]-[.B268]+([.C268]&lt;[.B268]))" office:value-type="time" office:time-value="PT04H30M00S" calcext:value-type="time">
            <text:p>04:3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269]-[.B269]+([.C269]&lt;[.B269]))" office:value-type="time" office:time-value="PT03H25M00S" calcext:value-type="time">
            <text:p>03:25</text:p>
          </table:table-cell>
          <table:table-cell table:style-name="ce56" table:formula="of:=SUM([.D269:.D275])" office:value-type="time" office:time-value="PT29H15M00S" calcext:value-type="time">
            <text:p>29:15</text:p>
          </table:table-cell>
          <table:table-cell table:number-columns-repeated="9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270]-[.B270]+([.C270]&lt;[.B270]))" office:value-type="time" office:time-value="PT04H10M00S" calcext:value-type="time">
            <text:p>04:10</text:p>
          </table:table-cell>
          <table:table-cell table:number-columns-repeated="3"/>
          <table:table-cell table:style-name="ce56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271]-[.B271]+([.C271]&lt;[.B271]))" office:value-type="time" office:time-value="PT03H50M00S" calcext:value-type="time">
            <text:p>03:5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272]-[.B272]+([.C272]&lt;[.B272]))" office:value-type="time" office:time-value="PT05H20M00S" calcext:value-type="time">
            <text:p>05:2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273]-[.B273]+([.C273]&lt;[.B273]))" office:value-type="time" office:time-value="PT03H55M00S" calcext:value-type="time">
            <text:p>03:55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74]-[.B274]+([.C274]&lt;[.B274]))" office:value-type="time" office:time-value="PT04H00M00S" calcext:value-type="time">
            <text:p>04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275]-[.B275]+([.C275]&lt;[.B275]))" office:value-type="time" office:time-value="PT04H35M00S" calcext:value-type="time">
            <text:p>04:3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10-17" calcext:value-type="date">
            <text:p>17/10/2022</text:p>
          </table:table-cell>
          <table:table-cell table:style-name="ce28" office:value-type="time" office:time-value="PT16H10M00S" calcext:value-type="time">
            <text:p>04:10 PM</text:p>
          </table:table-cell>
          <table:table-cell table:style-name="ce28" office:value-type="time" office:time-value="PT20H00M00S" calcext:value-type="time">
            <text:p>08:00 PM</text:p>
          </table:table-cell>
          <table:table-cell table:style-name="ce19" table:formula="of:=([.C276]-[.B276]+([.C276]&lt;[.B276]))" office:value-type="time" office:time-value="PT03H50M00S" calcext:value-type="time">
            <text:p>03:50</text:p>
          </table:table-cell>
          <table:table-cell table:style-name="ce56" table:formula="of:=SUM([.D276:.D285])" office:value-type="time" office:time-value="PT42H50M00S" calcext:value-type="time">
            <text:p>42:50</text:p>
          </table:table-cell>
          <table:table-cell table:number-columns-repeated="9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77]-[.B277]+([.C277]&lt;[.B277]))" office:value-type="time" office:time-value="PT04H00M00S" calcext:value-type="time">
            <text:p>04:00</text:p>
          </table:table-cell>
          <table:table-cell table:number-columns-repeated="3"/>
          <table:table-cell table:style-name="ce66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278]-[.B278]+([.C278]&lt;[.B278]))" office:value-type="time" office:time-value="PT05H00M00S" calcext:value-type="time">
            <text:p>05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79]-[.B279]+([.C279]&lt;[.B279]))" office:value-type="time" office:time-value="PT04H45M00S" calcext:value-type="time">
            <text:p>04:4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15M00S" calcext:value-type="time">
            <text:p>07:15 PM</text:p>
          </table:table-cell>
          <table:table-cell table:formula="of:=([.C280]-[.B280]+([.C280]&lt;[.B280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0-19" calcext:value-type="date">
            <text:p>19/10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10M00S" calcext:value-type="time">
            <text:p>02:10 AM</text:p>
          </table:table-cell>
          <table:table-cell table:formula="of:=([.C281]-[.B281]+([.C281]&lt;[.B281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55M00S" calcext:value-type="time">
            <text:p>06:55 PM</text:p>
          </table:table-cell>
          <table:table-cell table:formula="of:=([.C282]-[.B282]+([.C282]&lt;[.B282]))" office:value-type="time" office:time-value="PT03H50M00S" calcext:value-type="time">
            <text:p>03:5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10-20" calcext:value-type="date">
            <text:p>20/10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0M00S" calcext:value-type="time">
            <text:p>01:50 A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10-21" calcext:value-type="date">
            <text:p>21/10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55M00S" calcext:value-type="time">
            <text:p>07:55 PM</text:p>
          </table:table-cell>
          <table:table-cell table:formula="of:=([.C284]-[.B284]+([.C284]&lt;[.B284]))" office:value-type="time" office:time-value="PT02H55M00S" calcext:value-type="time">
            <text:p>02:5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7" office:value-type="date" office:date-value="2022-10-21" calcext:value-type="date">
            <text:p>21/10/2022</text:p>
          </table:table-cell>
          <table:table-cell table:style-name="ce27" office:value-type="time" office:time-value="PT21H45M00S" calcext:value-type="time">
            <text:p>09:45 PM</text:p>
          </table:table-cell>
          <table:table-cell table:style-name="ce27" office:value-type="time" office:time-value="PT01H30M00S" calcext:value-type="time">
            <text:p>01:30 AM</text:p>
          </table:table-cell>
          <table:table-cell table:style-name="ce18" table:formula="of:=([.C285]-[.B285]+([.C285]&lt;[.B285]))" office:value-type="time" office:time-value="PT03H45M00S" calcext:value-type="time">
            <text:p>03:45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8" office:value-type="date" office:date-value="2022-10-24" calcext:value-type="date">
            <text:p>24/10/2022</text:p>
          </table:table-cell>
          <table:table-cell table:style-name="ce28" office:value-type="time" office:time-value="PT16H45M00S" calcext:value-type="time">
            <text:p>04:45 PM</text:p>
          </table:table-cell>
          <table:table-cell table:style-name="ce28" office:value-type="time" office:time-value="PT19H15M00S" calcext:value-type="time">
            <text:p>07:15 PM</text:p>
          </table:table-cell>
          <table:table-cell table:style-name="ce19" table:formula="of:=([.C286]-[.B286]+([.C286]&lt;[.B286]))" office:value-type="time" office:time-value="PT02H30M00S" calcext:value-type="time">
            <text:p>02:30</text:p>
          </table:table-cell>
          <table:table-cell table:style-name="ce56" table:formula="of:=SUM([.D286:.D295])" office:value-type="time" office:time-value="PT38H45M00S" calcext:value-type="time">
            <text:p>38:45</text:p>
          </table:table-cell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4" calcext:value-type="date">
            <text:p>24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5M00S" calcext:value-type="time">
            <text:p>01:45 AM</text:p>
          </table:table-cell>
          <table:table-cell table:formula="of:=([.C287]-[.B287]+([.C287]&lt;[.B287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9H40M00S" calcext:value-type="time">
            <text:p>07:40 PM</text:p>
          </table:table-cell>
          <table:table-cell table:formula="of:=([.C288]-[.B288]+([.C288]&lt;[.B288]))" office:value-type="time" office:time-value="PT06H05M00S" calcext:value-type="time">
            <text:p>06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5" calcext:value-type="date">
            <text:p>25/10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5M00S" calcext:value-type="time">
            <text:p>01:55 AM</text:p>
          </table:table-cell>
          <table:table-cell table:formula="of:=([.C289]-[.B289]+([.C289]&lt;[.B289]))" office:value-type="time" office:time-value="PT04H05M00S" calcext:value-type="time">
            <text:p>04:0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20M00S" calcext:value-type="time">
            <text:p>07:20 PM</text:p>
          </table:table-cell>
          <table:table-cell table:formula="of:=([.C290]-[.B290]+([.C290]&lt;[.B290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10-26" calcext:value-type="date">
            <text:p>26/10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15M00S" calcext:value-type="time">
            <text:p>01:15 AM</text:p>
          </table:table-cell>
          <table:table-cell table:formula="of:=([.C291]-[.B291]+([.C291]&lt;[.B291]))" office:value-type="time" office:time-value="PT03H50M00S" calcext:value-type="time">
            <text:p>03:50</text:p>
          </table:table-cell>
          <table:table-cell table:number-columns-repeated="7"/>
          <table:table-cell table:style-name="ce71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92]-[.B292]+([.C292]&lt;[.B292]))" office:value-type="time" office:time-value="PT01H00M00S" calcext:value-type="time">
            <text:p>01:00</text:p>
          </table:table-cell>
          <table:table-cell table:style-name="ce56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10-27" calcext:value-type="date">
            <text:p>27/10/2022</text:p>
          </table:table-cell>
          <table:table-cell office:value-type="time" office:time-value="PT16H35M00S" calcext:value-type="time">
            <text:p>04:35 PM</text:p>
          </table:table-cell>
          <table:table-cell office:value-type="time" office:time-value="PT18H10M00S" calcext:value-type="time">
            <text:p>06:10 PM</text:p>
          </table:table-cell>
          <table:table-cell table:formula="of:=([.C293]-[.B293]+([.C293]&lt;[.B293]))" office:value-type="time" office:time-value="PT01H35M00S" calcext:value-type="time">
            <text:p>01:3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10-28" calcext:value-type="date">
            <text:p>28/10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20H00M00S" calcext:value-type="time">
            <text:p>08:00 PM</text:p>
          </table:table-cell>
          <table:table-cell table:formula="of:=([.C294]-[.B294]+([.C294]&lt;[.B294]))" office:value-type="time" office:time-value="PT06H05M00S" calcext:value-type="time">
            <text:p>06:05</text:p>
          </table:table-cell>
          <table:table-cell table:style-name="ce56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7" office:value-type="date" office:date-value="2022-10-28" calcext:value-type="date">
            <text:p>28/10/2022</text:p>
          </table:table-cell>
          <table:table-cell table:style-name="ce27" office:value-type="time" office:time-value="PT22H20M00S" calcext:value-type="time">
            <text:p>10:20 PM</text:p>
          </table:table-cell>
          <table:table-cell table:style-name="ce11" office:value-type="time" office:time-value="PT02H05M00S" calcext:value-type="time">
            <text:p>02:05 AM</text:p>
          </table:table-cell>
          <table:table-cell table:style-name="ce18" table:formula="of:=([.C295]-[.B295]+([.C295]&lt;[.B295]))" office:value-type="time" office:time-value="PT03H45M00S" calcext:value-type="time">
            <text:p>03:45</text:p>
          </table:table-cell>
          <table:table-cell table:style-name="ce56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8H55M00S" calcext:value-type="time">
            <text:p>06:55 PM</text:p>
          </table:table-cell>
          <table:table-cell table:formula="of:=([.C296]-[.B296]+([.C296]&lt;[.B296]))" office:value-type="time" office:time-value="PT02H15M00S" calcext:value-type="time">
            <text:p>02:15</text:p>
          </table:table-cell>
          <table:table-cell table:style-name="ce56" table:formula="of:=SUM([.D296:.D306])" office:value-type="time" office:time-value="PT37H30M00S" calcext:value-type="time">
            <text:p>37:30</text:p>
          </table:table-cell>
          <table:table-cell table:style-name="ce56" table:number-columns-repeated="6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31" calcext:value-type="date">
            <text:p>3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40M00S" calcext:value-type="time">
            <text:p>01:40 AM</text:p>
          </table:table-cell>
          <table:table-cell table:formula="of:=([.C297]-[.B297]+([.C297]&lt;[.B297]))" office:value-type="time" office:time-value="PT04H35M00S" calcext:value-type="time">
            <text:p>04:35</text:p>
          </table:table-cell>
          <table:table-cell table:style-name="ce56" table:number-columns-repeated="7"/>
          <table:table-cell table:number-columns-repeated="1013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40M00S" calcext:value-type="time">
            <text:p>06:40 PM</text:p>
          </table:table-cell>
          <table:table-cell table:formula="of:=([.C298]-[.B298]+([.C298]&lt;[.B298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1-01" calcext:value-type="date">
            <text:p>01/11/2022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2H05M00S" calcext:value-type="time">
            <text:p>02:05 AM</text:p>
          </table:table-cell>
          <table:table-cell table:formula="of:=([.C299]-[.B299]+([.C299]&lt;[.B299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9H00M00S" calcext:value-type="time">
            <text:p>07:00 PM</text:p>
          </table:table-cell>
          <table:table-cell table:formula="of:=([.C300]-[.B300]+([.C300]&lt;[.B300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2" calcext:value-type="date">
            <text:p>02/11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30M00S" calcext:value-type="time">
            <text:p>02:30 PM</text:p>
          </table:table-cell>
          <table:table-cell table:formula="of:=([.C302]-[.B302]+([.C302]&lt;[.B302]))" office:value-type="time" office:time-value="PT00H50M00S" calcext:value-type="time">
            <text:p>00:5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03]-[.B303]+([.C303]&lt;[.B303]))" office:value-type="time" office:time-value="PT01H00M00S" calcext:value-type="time">
            <text:p>01:00</text:p>
          </table:table-cell>
          <table:table-cell table:number-columns-repeated="2"/>
          <table:table-cell table:style-name="ce60"/>
          <table:table-cell table:style-name="ce59"/>
          <table:table-cell table:style-name="Default"/>
          <table:table-cell table:style-name="ce60"/>
          <table:table-cell table:number-columns-repeated="1014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00M00S" calcext:value-type="time">
            <text:p>06:00 PM</text:p>
          </table:table-cell>
          <table:table-cell table:formula="of:=([.C304]-[.B304]+([.C304]&lt;[.B30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0M00S" calcext:value-type="time">
            <text:p>07:10 PM</text:p>
          </table:table-cell>
          <table:table-cell table:formula="of:=([.C305]-[.B305]+([.C305]&lt;[.B305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1-03" calcext:value-type="date">
            <text:p>03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20M00S" calcext:value-type="time">
            <text:p>01:20 AM</text:p>
          </table:table-cell>
          <table:table-cell table:formula="of:=([.C306]-[.B306]+([.C306]&lt;[.B30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07" calcext:value-type="date">
            <text:p>07/11/2022</text:p>
          </table:table-cell>
          <table:table-cell table:style-name="ce28" office:value-type="time" office:time-value="PT16H50M00S" calcext:value-type="time">
            <text:p>04:50 PM</text:p>
          </table:table-cell>
          <table:table-cell table:style-name="ce28" office:value-type="time" office:time-value="PT18H40M00S" calcext:value-type="time">
            <text:p>06:40 PM</text:p>
          </table:table-cell>
          <table:table-cell table:style-name="ce19" table:formula="of:=([.C307]-[.B307]+([.C307]&lt;[.B307]))" office:value-type="time" office:time-value="PT01H50M00S" calcext:value-type="time">
            <text:p>01:50</text:p>
          </table:table-cell>
          <table:table-cell table:style-name="ce56" table:formula="of:=SUM([.D307:.D317])" office:value-type="time" office:time-value="PT39H05M00S" calcext:value-type="time">
            <text:p>39:05</text:p>
          </table:table-cell>
          <table:table-cell table:number-columns-repeated="1019"/>
        </table:table-row>
        <table:table-row table:style-name="ro1">
          <table:table-cell office:value-type="date" office:date-value="2022-11-07" calcext:value-type="date">
            <text:p>07/11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20M00S" calcext:value-type="time">
            <text:p>02:20 AM</text:p>
          </table:table-cell>
          <table:table-cell table:formula="of:=([.C308]-[.B308]+([.C308]&lt;[.B308]))" office:value-type="time" office:time-value="PT05H50M00S" calcext:value-type="time">
            <text:p>05:5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09]-[.B309]+([.C309]&lt;[.B30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08" calcext:value-type="date">
            <text:p>0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50M00S" calcext:value-type="time">
            <text:p>12:50 A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8H45M00S" calcext:value-type="time">
            <text:p>06:45 PM</text:p>
          </table:table-cell>
          <table:table-cell table:formula="of:=([.C311]-[.B311]+([.C311]&lt;[.B311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09" calcext:value-type="date">
            <text:p>09/11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5M00S" calcext:value-type="time">
            <text:p>01:35 AM</text:p>
          </table:table-cell>
          <table:table-cell table:formula="of:=([.C312]-[.B312]+([.C312]&lt;[.B31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30M00S" calcext:value-type="time">
            <text:p>02:30 PM</text:p>
          </table:table-cell>
          <table:table-cell table:formula="of:=([.C313]-[.B313]+([.C313]&lt;[.B313]))" office:value-type="time" office:time-value="PT01H05M00S" calcext:value-type="time">
            <text:p>01:05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14]-[.B314]+([.C314]&lt;[.B314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0" calcext:value-type="date">
            <text:p>10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15]-[.B315]+([.C315]&lt;[.B315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1" calcext:value-type="date">
            <text:p>11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316]-[.B316]+([.C316]&lt;[.B316]))" office:value-type="time" office:time-value="PT03H20M00S" calcext:value-type="time">
            <text:p>03:20</text:p>
          </table:table-cell>
          <table:table-cell table:number-columns-repeated="2"/>
          <table:table-cell table:style-name="ce55"/>
          <table:table-cell table:number-columns-repeated="1017"/>
        </table:table-row>
        <table:table-row table:style-name="ro1">
          <table:table-cell table:style-name="ce7" office:value-type="date" office:date-value="2022-11-11" calcext:value-type="date">
            <text:p>11/11/2022</text:p>
          </table:table-cell>
          <table:table-cell table:style-name="ce27" office:value-type="time" office:time-value="PT20H45M00S" calcext:value-type="time">
            <text:p>08:45 PM</text:p>
          </table:table-cell>
          <table:table-cell table:style-name="ce27" office:value-type="time" office:time-value="PT02H45M00S" calcext:value-type="time">
            <text:p>02:45 AM</text:p>
          </table:table-cell>
          <table:table-cell table:style-name="ce18" table:formula="of:=([.C317]-[.B317]+([.C317]&lt;[.B317]))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5M00S" calcext:value-type="time">
            <text:p>07:25 PM</text:p>
          </table:table-cell>
          <table:table-cell table:formula="of:=([.C318]-[.B318]+([.C318]&lt;[.B318]))" office:value-type="time" office:time-value="PT02H35M00S" calcext:value-type="time">
            <text:p>02:35</text:p>
          </table:table-cell>
          <table:table-cell table:style-name="ce56" table:formula="of:=SUM([.D318:.D332])" office:value-type="time" office:time-value="PT53H15M00S" calcext:value-type="time">
            <text:p>53:15</text:p>
          </table:table-cell>
          <table:table-cell table:number-columns-repeated="1019"/>
        </table:table-row>
        <table:table-row table:style-name="ro1">
          <table:table-cell office:value-type="date" office:date-value="2022-11-14" calcext:value-type="date">
            <text:p>14/11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19]-[.B319]+([.C319]&lt;[.B319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20M00S" calcext:value-type="time">
            <text:p>06:20 PM</text:p>
          </table:table-cell>
          <table:table-cell table:formula="of:=([.C320]-[.B320]+([.C320]&lt;[.B320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15" calcext:value-type="date">
            <text:p>15/11/2022</text:p>
          </table:table-cell>
          <table:table-cell office:value-type="time" office:time-value="PT19H50M00S" calcext:value-type="time">
            <text:p>07:50 PM</text:p>
          </table:table-cell>
          <table:table-cell office:value-type="time" office:time-value="PT00H40M00S" calcext:value-type="time">
            <text:p>12:40 AM</text:p>
          </table:table-cell>
          <table:table-cell table:formula="of:=([.C321]-[.B321]+([.C321]&lt;[.B321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50M00S" calcext:value-type="time">
            <text:p>06:50 PM</text:p>
          </table:table-cell>
          <table:table-cell table:formula="of:=([.C322]-[.B322]+([.C322]&lt;[.B322]))" office:value-type="time" office:time-value="PT04H55M00S" calcext:value-type="time">
            <text:p>04:55</text:p>
          </table:table-cell>
          <table:table-cell table:number-columns-repeated="1020"/>
        </table:table-row>
        <table:table-row table:style-name="ro1">
          <table:table-cell office:value-type="date" office:date-value="2022-11-16" calcext:value-type="date">
            <text:p>16/11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1H15M00S" calcext:value-type="time">
            <text:p>01:15 AM</text:p>
          </table:table-cell>
          <table:table-cell table:formula="of:=([.C323]-[.B323]+([.C323]&lt;[.B323]))" office:value-type="time" office:time-value="PT05H05M00S" calcext:value-type="time">
            <text:p>05:05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2H30M00S" calcext:value-type="time">
            <text:p>12:30 PM</text:p>
          </table:table-cell>
          <table:table-cell office:value-type="time" office:time-value="PT14H40M00S" calcext:value-type="time">
            <text:p>02:40 PM</text:p>
          </table:table-cell>
          <table:table-cell table:formula="of:=([.C324]-[.B324]+([.C324]&lt;[.B324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25]-[.B325]+([.C325]&lt;[.B325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17" calcext:value-type="date">
            <text:p>17/11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00M00S" calcext:value-type="time">
            <text:p>06:00 PM</text:p>
          </table:table-cell>
          <table:table-cell table:formula="of:=([.C326]-[.B326]+([.C326]&lt;[.B326]))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5M00S" calcext:value-type="time">
            <text:p>06:55 PM</text:p>
          </table:table-cell>
          <table:table-cell table:formula="of:=([.C327]-[.B327]+([.C327]&lt;[.B327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18" calcext:value-type="date">
            <text:p>18/11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20M00S" calcext:value-type="time">
            <text:p>02:20 AM</text:p>
          </table:table-cell>
          <table:table-cell table:formula="of:=([.C328]-[.B328]+([.C328]&lt;[.B328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8H15M00S" calcext:value-type="time">
            <text:p>06:15 PM</text:p>
          </table:table-cell>
          <table:table-cell table:formula="of:=([.C329]-[.B329]+([.C329]&lt;[.B329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1-19" calcext:value-type="date">
            <text:p>19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30M00S" calcext:value-type="time">
            <text:p>01:30 AM</text:p>
          </table:table-cell>
          <table:table-cell table:formula="of:=([.C330]-[.B330]+([.C330]&lt;[.B330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25M00S" calcext:value-type="time">
            <text:p>05:25 PM</text:p>
          </table:table-cell>
          <table:table-cell table:formula="of:=([.C331]-[.B331]+([.C331]&lt;[.B331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office:value-type="date" office:date-value="2022-11-20" calcext:value-type="date">
            <text:p>20/11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22H20M00S" calcext:value-type="time">
            <text:p>10:20 PM</text:p>
          </table:table-cell>
          <table:table-cell table:formula="of:=([.C332]-[.B332]+([.C332]&lt;[.B332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1-21" calcext:value-type="date">
            <text:p>21/11/2022</text:p>
          </table:table-cell>
          <table:table-cell table:style-name="ce28" office:value-type="time" office:time-value="PT00H40M00S" calcext:value-type="time">
            <text:p>12:40 AM</text:p>
          </table:table-cell>
          <table:table-cell table:style-name="ce28" office:value-type="time" office:time-value="PT01H30M00S" calcext:value-type="time">
            <text:p>01:30 AM</text:p>
          </table:table-cell>
          <table:table-cell table:style-name="ce19" table:formula="of:=([.C333]-[.B333]+([.C333]&lt;[.B333]))" office:value-type="time" office:time-value="PT00H50M00S" calcext:value-type="time">
            <text:p>00:50</text:p>
          </table:table-cell>
          <table:table-cell table:style-name="ce56" table:formula="of:=SUM([.D333:.D348])" office:value-type="time" office:time-value="PT56H05M00S" calcext:value-type="time">
            <text:p>56:05</text:p>
          </table:table-cell>
          <table:table-cell table:number-columns-repeated="1019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9H20M00S" calcext:value-type="time">
            <text:p>07:20 PM</text:p>
          </table:table-cell>
          <table:table-cell table:formula="of:=([.C334]-[.B334]+([.C334]&lt;[.B334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1-21" calcext:value-type="date">
            <text:p>21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05M00S" calcext:value-type="time">
            <text:p>01:05 AM</text:p>
          </table:table-cell>
          <table:table-cell table:formula="of:=([.C335]-[.B335]+([.C335]&lt;[.B33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50M00S" calcext:value-type="time">
            <text:p>06:50 PM</text:p>
          </table:table-cell>
          <table:table-cell table:formula="of:=([.C336]-[.B336]+([.C336]&lt;[.B336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1-22" calcext:value-type="date">
            <text:p>22/11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337]-[.B337]+([.C337]&lt;[.B337]))" office:value-type="time" office:time-value="PT03H10M00S" calcext:value-type="time">
            <text:p>03:1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20H35M00S" calcext:value-type="time">
            <text:p>08:35 PM</text:p>
          </table:table-cell>
          <table:table-cell table:formula="of:=([.C338]-[.B338]+([.C338]&lt;[.B338]))" office:value-type="time" office:time-value="PT05H45M00S" calcext:value-type="time">
            <text:p>05:45</text:p>
          </table:table-cell>
          <table:table-cell table:number-columns-repeated="3"/>
          <table:table-cell table:style-name="ce59"/>
          <table:table-cell table:style-name="ce43"/>
          <table:table-cell table:style-name="ce55"/>
          <table:table-cell table:number-columns-repeated="1014"/>
        </table:table-row>
        <table:table-row table:style-name="ro1">
          <table:table-cell office:value-type="date" office:date-value="2022-11-23" calcext:value-type="date">
            <text:p>23/11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30M00S" calcext:value-type="time">
            <text:p>01:30 AM</text:p>
          </table:table-cell>
          <table:table-cell table:formula="of:=([.C339]-[.B339]+([.C339]&lt;[.B339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2H45M00S" calcext:value-type="time">
            <text:p>12:45 PM</text:p>
          </table:table-cell>
          <table:table-cell office:value-type="time" office:time-value="PT15H00M00S" calcext:value-type="time">
            <text:p>03:00 PM</text:p>
          </table:table-cell>
          <table:table-cell table:formula="of:=([.C340]-[.B340]+([.C340]&lt;[.B340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341]-[.B341]+([.C341]&lt;[.B341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20H10M00S" calcext:value-type="time">
            <text:p>08:10 PM</text:p>
          </table:table-cell>
          <table:table-cell table:formula="of:=([.C342]-[.B342]+([.C342]&lt;[.B342]))" office:value-type="time" office:time-value="PT03H10M00S" calcext:value-type="time">
            <text:p>03:10</text:p>
          </table:table-cell>
          <table:table-cell table:number-columns-repeated="1020"/>
        </table:table-row>
        <table:table-row table:style-name="ro1">
          <table:table-cell office:value-type="date" office:date-value="2022-11-24" calcext:value-type="date">
            <text:p>24/1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35M00S" calcext:value-type="time">
            <text:p>12:35 AM</text:p>
          </table:table-cell>
          <table:table-cell table:formula="of:=([.C343]-[.B343]+([.C343]&lt;[.B343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15M00S" calcext:value-type="time">
            <text:p>06:15 PM</text:p>
          </table:table-cell>
          <table:table-cell table:formula="of:=([.C344]-[.B344]+([.C344]&lt;[.B344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office:value-type="date" office:date-value="2022-11-25" calcext:value-type="date">
            <text:p>25/11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30M00S" calcext:value-type="time">
            <text:p>01:30 AM</text:p>
          </table:table-cell>
          <table:table-cell table:formula="of:=([.C345]-[.B345]+([.C345]&lt;[.B345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1-26" calcext:value-type="date">
            <text:p>26/11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346]-[.B346]+([.C346]&lt;[.B346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1-27" calcext:value-type="date">
            <text:p>27/11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10M00S" calcext:value-type="time">
            <text:p>08:10 PM</text:p>
          </table:table-cell>
          <table:table-cell table:formula="of:=([.C347]-[.B347]+([.C347]&lt;[.B347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table:style-name="ce17" office:value-type="date" office:date-value="2022-11-27" calcext:value-type="date">
            <text:p>27/11/2022</text:p>
          </table:table-cell>
          <table:table-cell table:style-name="ce35" office:value-type="time" office:time-value="PT21H10M00S" calcext:value-type="time">
            <text:p>09:10 PM</text:p>
          </table:table-cell>
          <table:table-cell table:style-name="ce35" office:value-type="time" office:time-value="PT01H20M00S" calcext:value-type="time">
            <text:p>01:20 AM</text:p>
          </table:table-cell>
          <table:table-cell table:style-name="ce18" table:formula="of:=([.C348]-[.B348]+([.C348]&lt;[.B348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16H00M00S" calcext:value-type="time">
            <text:p>04:0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49]-[.B349]+([.C349]&lt;[.B349]))" office:value-type="time" office:time-value="PT02H45M00S" calcext:value-type="time">
            <text:p>02:45</text:p>
          </table:table-cell>
          <table:table-cell table:style-name="ce56" table:formula="of:=SUM([.D349:.D360])" office:value-type="time" office:time-value="PT50H40M00S" calcext:value-type="time">
            <text:p>50: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11-28" calcext:value-type="date">
            <text:p>28/11/2022</text:p>
          </table:table-cell>
          <table:table-cell table:style-name="ce36" office:value-type="time" office:time-value="PT21H25M00S" calcext:value-type="time">
            <text:p>09:25 PM</text:p>
          </table:table-cell>
          <table:table-cell table:style-name="ce36" office:value-type="time" office:time-value="PT01H35M00S" calcext:value-type="time">
            <text:p>01:35 AM</text:p>
          </table:table-cell>
          <table:table-cell table:formula="of:=([.C350]-[.B350]+([.C350]&lt;[.B350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11-29" calcext:value-type="date">
            <text:p>29/11/2022</text:p>
          </table:table-cell>
          <table:table-cell table:style-name="ce36" office:value-type="time" office:time-value="PT14H10M00S" calcext:value-type="time">
            <text:p>02:10 PM</text:p>
          </table:table-cell>
          <table:table-cell table:style-name="ce36" office:value-type="time" office:time-value="PT18H45M00S" calcext:value-type="time">
            <text:p>06:45 PM</text:p>
          </table:table-cell>
          <table:table-cell table:formula="of:=([.C351]-[.B351]+([.C351]&lt;[.B351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1-29" calcext:value-type="date">
            <text:p>29/11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52]-[.B352]+([.C352]&lt;[.B352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35M00S" calcext:value-type="time">
            <text:p>07:35 PM</text:p>
          </table:table-cell>
          <table:table-cell table:formula="of:=([.C353]-[.B353]+([.C353]&lt;[.B353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2-11-30" calcext:value-type="date">
            <text:p>30/11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40M00S" calcext:value-type="time">
            <text:p>01:40 AM</text:p>
          </table:table-cell>
          <table:table-cell table:formula="of:=([.C354]-[.B354]+([.C354]&lt;[.B354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9H40M00S" calcext:value-type="time">
            <text:p>07:40 PM</text:p>
          </table:table-cell>
          <table:table-cell table:formula="of:=([.C355]-[.B355]+([.C355]&lt;[.B355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01" calcext:value-type="date">
            <text:p>01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356]-[.B356]+([.C356]&lt;[.B356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7H25M00S" calcext:value-type="time">
            <text:p>05:25 PM</text:p>
          </table:table-cell>
          <table:table-cell table:formula="of:=([.C357]-[.B357]+([.C357]&lt;[.B357]))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1">
          <table:table-cell office:value-type="date" office:date-value="2022-12-02" calcext:value-type="date">
            <text:p>02/12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45M00S" calcext:value-type="time">
            <text:p>12:45 AM</text:p>
          </table:table-cell>
          <table:table-cell table:formula="of:=([.C358]-[.B358]+([.C358]&lt;[.B358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2-03" calcext:value-type="date">
            <text:p>03/1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05M00S" calcext:value-type="time">
            <text:p>01:05 AM</text:p>
          </table:table-cell>
          <table:table-cell table:formula="of:=([.C359]-[.B359]+([.C359]&lt;[.B359]))" office:value-type="time" office:time-value="PT02H10M00S" calcext:value-type="time">
            <text:p>02:10</text:p>
          </table:table-cell>
          <table:table-cell table:number-columns-repeated="1020"/>
        </table:table-row>
        <table:table-row table:style-name="ro1">
          <table:table-cell office:value-type="date" office:date-value="2022-12-04" calcext:value-type="date">
            <text:p>04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0H25M00S" calcext:value-type="time">
            <text:p>08:25 PM</text:p>
          </table:table-cell>
          <table:table-cell table:formula="of:=([.C360]-[.B360]+([.C360]&lt;[.B360]))" office:value-type="time" office:time-value="PT05H15M00S" calcext:value-type="time">
            <text:p>05:15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2-12-05" calcext:value-type="date">
            <text:p>05/12/2022</text:p>
          </table:table-cell>
          <table:table-cell table:style-name="ce28" office:value-type="time" office:time-value="PT14H15M00S" calcext:value-type="time">
            <text:p>02:15 PM</text:p>
          </table:table-cell>
          <table:table-cell table:style-name="ce28" office:value-type="time" office:time-value="PT19H50M00S" calcext:value-type="time">
            <text:p>07:50 PM</text:p>
          </table:table-cell>
          <table:table-cell table:style-name="ce19" table:formula="of:=([.C361]-[.B361]+([.C361]&lt;[.B361]))" office:value-type="time" office:time-value="PT05H35M00S" calcext:value-type="time">
            <text:p>05:35</text:p>
          </table:table-cell>
          <table:table-cell table:style-name="ce56" table:formula="of:=SUM([.D361:.D373])" office:value-type="time" office:time-value="PT45H40M00S" calcext:value-type="time">
            <text:p>45:40</text:p>
          </table:table-cell>
          <table:table-cell table:number-columns-repeated="1019"/>
        </table:table-row>
        <table:table-row table:style-name="ro1">
          <table:table-cell office:value-type="date" office:date-value="2022-12-05" calcext:value-type="date">
            <text:p>05/12/2022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25M00S" calcext:value-type="time">
            <text:p>01:25 AM</text:p>
          </table:table-cell>
          <table:table-cell table:formula="of:=([.C362]-[.B362]+([.C362]&lt;[.B362]))" office:value-type="time" office:time-value="PT02H35M00S" calcext:value-type="time">
            <text:p>02:35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20M00S" calcext:value-type="time">
            <text:p>07:20 PM</text:p>
          </table:table-cell>
          <table:table-cell table:formula="of:=([.C363]-[.B363]+([.C363]&lt;[.B363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2-06" calcext:value-type="date">
            <text:p>06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5M00S" calcext:value-type="time">
            <text:p>02:05 AM</text:p>
          </table:table-cell>
          <table:table-cell table:formula="of:=([.C364]-[.B364]+([.C364]&lt;[.B364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65]-[.B365]+([.C365]&lt;[.B365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2-07" calcext:value-type="date">
            <text:p>07/12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366]-[.B366]+([.C366]&lt;[.B36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67]-[.B367]+([.C367]&lt;[.B367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9H05M00S" calcext:value-type="time">
            <text:p>07:05 PM</text:p>
          </table:table-cell>
          <table:table-cell table:formula="of:=([.C368]-[.B368]+([.C368]&lt;[.B368]))" office:value-type="time" office:time-value="PT01H20M00S" calcext:value-type="time">
            <text:p>01:20</text:p>
          </table:table-cell>
          <table:table-cell table:number-columns-repeated="1020"/>
        </table:table-row>
        <table:table-row table:style-name="ro1">
          <table:table-cell office:value-type="date" office:date-value="2022-12-08" calcext:value-type="date">
            <text:p>08/12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40M00S" calcext:value-type="time">
            <text:p>01:40 AM</text:p>
          </table:table-cell>
          <table:table-cell table:formula="of:=([.C369]-[.B369]+([.C369]&lt;[.B369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20M00S" calcext:value-type="time">
            <text:p>07:20 PM</text:p>
          </table:table-cell>
          <table:table-cell table:formula="of:=([.C370]-[.B370]+([.C370]&lt;[.B370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09" calcext:value-type="date">
            <text:p>09/12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371]-[.B371]+([.C371]&lt;[.B371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45M00S" calcext:value-type="time">
            <text:p>07:45 PM</text:p>
          </table:table-cell>
          <table:table-cell table:formula="of:=([.C372]-[.B372]+([.C372]&lt;[.B372]))" office:value-type="time" office:time-value="PT04H15M00S" calcext:value-type="time">
            <text:p>04:15</text:p>
          </table:table-cell>
          <table:table-cell table:number-columns-repeated="1020"/>
        </table:table-row>
        <table:table-row table:style-name="ro1">
          <table:table-cell office:value-type="date" office:date-value="2022-12-10" calcext:value-type="date">
            <text:p>10/1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373]-[.B373]+([.C373]&lt;[.B373]))" office:value-type="time" office:time-value="PT02H20M00S" calcext:value-type="time">
            <text:p>02:20</text:p>
          </table:table-cell>
          <table:table-cell table:number-columns-repeated="4"/>
          <table:table-cell table:style-name="ce59"/>
          <table:table-cell table:number-columns-repeated="1015"/>
        </table:table-row>
        <table:table-row table:style-name="ro1">
          <table:table-cell table:style-name="ce24" office:value-type="date" office:date-value="2022-12-12" calcext:value-type="date">
            <text:p>12/12/2022</text:p>
          </table:table-cell>
          <table:table-cell table:style-name="ce37" office:value-type="time" office:time-value="PT15H20M00S" calcext:value-type="time">
            <text:p>03:20 PM</text:p>
          </table:table-cell>
          <table:table-cell table:style-name="ce37" office:value-type="time" office:time-value="PT19H20M00S" calcext:value-type="time">
            <text:p>07:20 PM</text:p>
          </table:table-cell>
          <table:table-cell table:style-name="ce39" table:formula="of:=([.C374]-[.B374]+([.C374]&lt;[.B374]))" office:value-type="time" office:time-value="PT04H00M00S" calcext:value-type="time">
            <text:p>04:00</text:p>
          </table:table-cell>
          <table:table-cell table:style-name="ce56" table:formula="of:=SUM([.D374:.D382])" office:value-type="time" office:time-value="PT30H05M00S" calcext:value-type="time">
            <text:p>30:05</text:p>
          </table:table-cell>
          <table:table-cell table:number-columns-repeated="3"/>
          <table:table-cell table:style-name="ce59" table:number-columns-repeated="2"/>
          <table:table-cell table:number-columns-repeated="1014"/>
        </table:table-row>
        <table:table-row table:style-name="ro1">
          <table:table-cell office:value-type="date" office:date-value="2022-12-12" calcext:value-type="date">
            <text:p>12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40M00S" calcext:value-type="time">
            <text:p>01:40 AM</text:p>
          </table:table-cell>
          <table:table-cell table:formula="of:=([.C375]-[.B375]+([.C375]&lt;[.B375]))" office:value-type="time" office:time-value="PT03H50M00S" calcext:value-type="time">
            <text:p>03:50</text:p>
          </table:table-cell>
          <table:table-cell table:number-columns-repeated="5"/>
          <table:table-cell table:style-name="ce55"/>
          <table:table-cell table:number-columns-repeated="1014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21H30M00S" calcext:value-type="time">
            <text:p>09:30 PM</text:p>
          </table:table-cell>
          <table:table-cell table:formula="of:=([.C376]-[.B376]+([.C376]&lt;[.B376]))" office:value-type="time" office:time-value="PT06H20M00S" calcext:value-type="time">
            <text:p>06:20</text:p>
          </table:table-cell>
          <table:table-cell table:number-columns-repeated="1020"/>
        </table:table-row>
        <table:table-row table:style-name="ro1">
          <table:table-cell office:value-type="date" office:date-value="2022-12-13" calcext:value-type="date">
            <text:p>13/12/2022</text:p>
          </table:table-cell>
          <table:table-cell office:value-type="time" office:time-value="PT23H20M00S" calcext:value-type="time">
            <text:p>11:20 PM</text:p>
          </table:table-cell>
          <table:table-cell office:value-type="time" office:time-value="PT01H40M00S" calcext:value-type="time">
            <text:p>01:40 AM</text:p>
          </table:table-cell>
          <table:table-cell table:formula="of:=([.C377]-[.B377]+([.C377]&lt;[.B377]))" office:value-type="time" office:time-value="PT02H20M00S" calcext:value-type="time">
            <text:p>02:2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378]-[.B378]+([.C378]&lt;[.B378]))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1">
          <table:table-cell office:value-type="date" office:date-value="2022-12-14" calcext:value-type="date">
            <text:p>14/12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379]-[.B379]+([.C379]&lt;[.B379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2-15" calcext:value-type="date">
            <text:p>15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380]-[.B380]+([.C380]&lt;[.B3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17" calcext:value-type="date">
            <text:p>17/12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45M00S" calcext:value-type="time">
            <text:p>12:45 AM</text:p>
          </table:table-cell>
          <table:table-cell table:formula="of:=([.C381]-[.B381]+([.C381]&lt;[.B381]))" office:value-type="time" office:time-value="PT03H30M00S" calcext:value-type="time">
            <text:p>03:30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18" calcext:value-type="date">
            <text:p>18/12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7H40M00S" calcext:value-type="time">
            <text:p>05:40 PM</text:p>
          </table:table-cell>
          <table:table-cell table:formula="of:=([.C382]-[.B382]+([.C382]&lt;[.B382]))" office:value-type="time" office:time-value="PT01H30M00S" calcext:value-type="time">
            <text:p>01:30</text:p>
          </table:table-cell>
          <table:table-cell table:style-name="ce73"/>
          <table:table-cell table:number-columns-repeated="2"/>
          <table:table-cell table:style-name="ce60"/>
          <table:table-cell/>
          <table:table-cell table:style-name="ce56"/>
          <table:table-cell table:number-columns-repeated="1014"/>
        </table:table-row>
        <table:table-row table:style-name="ro1">
          <table:table-cell table:style-name="ce24" office:value-type="date" office:date-value="2022-12-19" calcext:value-type="date">
            <text:p>19/12/2022</text:p>
          </table:table-cell>
          <table:table-cell table:style-name="ce37" office:value-type="time" office:time-value="PT00H00M00S" calcext:value-type="time">
            <text:p>12:00 AM</text:p>
          </table:table-cell>
          <table:table-cell table:style-name="ce37" office:value-type="time" office:time-value="PT02H00M00S" calcext:value-type="time">
            <text:p>02:00 AM</text:p>
          </table:table-cell>
          <table:table-cell table:style-name="ce39" table:formula="of:=([.C383]-[.B383]+([.C383]&lt;[.B383]))" office:value-type="time" office:time-value="PT02H00M00S" calcext:value-type="time">
            <text:p>02:00</text:p>
          </table:table-cell>
          <table:table-cell table:style-name="ce23" table:formula="of:=SUM([.D383:.D396])" office:value-type="time" office:time-value="PT48H30M00S" calcext:value-type="time">
            <text:p>48:30</text:p>
          </table:table-cell>
          <table:table-cell table:number-columns-repeated="4"/>
          <table:table-cell table:style-name="ce60"/>
          <table:table-cell table:number-columns-repeated="1014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15M00S" calcext:value-type="time">
            <text:p>08:15 PM</text:p>
          </table:table-cell>
          <table:table-cell table:formula="of:=([.C384]-[.B384]+([.C384]&lt;[.B384]))" office:value-type="time" office:time-value="PT05H15M00S" calcext:value-type="time">
            <text:p>05:15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19" calcext:value-type="date">
            <text:p>19/12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1H35M00S" calcext:value-type="time">
            <text:p>01:35 AM</text:p>
          </table:table-cell>
          <table:table-cell table:formula="of:=([.C385]-[.B385]+([.C385]&lt;[.B385]))" office:value-type="time" office:time-value="PT03H45M00S" calcext:value-type="time">
            <text:p>03:45</text:p>
          </table:table-cell>
          <table:table-cell table:style-name="ce73"/>
          <table:table-cell table:number-columns-repeated="1019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8H30M00S" calcext:value-type="time">
            <text:p>06:30 PM</text:p>
          </table:table-cell>
          <table:table-cell table:formula="of:=([.C386]-[.B386]+([.C386]&lt;[.B386]))" office:value-type="time" office:time-value="PT03H45M00S" calcext:value-type="time">
            <text:p>03:45</text:p>
          </table:table-cell>
          <table:table-cell table:number-columns-repeated="1020"/>
        </table:table-row>
        <table:table-row table:style-name="ro1">
          <table:table-cell office:value-type="date" office:date-value="2022-12-20" calcext:value-type="date">
            <text:p>20/1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00M00S" calcext:value-type="time">
            <text:p>12:00 AM</text:p>
          </table:table-cell>
          <table:table-cell table:formula="of:=([.C387]-[.B387]+([.C387]&lt;[.B38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2H15M00S" calcext:value-type="time">
            <text:p>12:15 PM</text:p>
          </table:table-cell>
          <table:table-cell office:value-type="time" office:time-value="PT13H40M00S" calcext:value-type="time">
            <text:p>01:40 PM</text:p>
          </table:table-cell>
          <table:table-cell table:formula="of:=([.C388]-[.B388]+([.C388]&lt;[.B388]))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9H30M00S" calcext:value-type="time">
            <text:p>07:30 PM</text:p>
          </table:table-cell>
          <table:table-cell table:formula="of:=([.C389]-[.B389]+([.C389]&lt;[.B38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2-21" calcext:value-type="date">
            <text:p>21/12/2022</text:p>
          </table:table-cell>
          <table:table-cell office:value-type="time" office:time-value="PT23H10M00S" calcext:value-type="time">
            <text:p>11:10 PM</text:p>
          </table:table-cell>
          <table:table-cell office:value-type="time" office:time-value="PT01H35M00S" calcext:value-type="time">
            <text:p>01:35 AM</text:p>
          </table:table-cell>
          <table:table-cell table:formula="of:=([.C390]-[.B390]+([.C390]&lt;[.B390]))" office:value-type="time" office:time-value="PT02H25M00S" calcext:value-type="time">
            <text:p>02:2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391]-[.B391]+([.C391]&lt;[.B391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2-22" calcext:value-type="date">
            <text:p>22/1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35M00S" calcext:value-type="time">
            <text:p>01:35 AM</text:p>
          </table:table-cell>
          <table:table-cell table:formula="of:=([.C392]-[.B392]+([.C392]&lt;[.B392]))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1">
          <table:table-cell office:value-type="date" office:date-value="2022-12-23" calcext:value-type="date">
            <text:p>23/12/2022</text:p>
          </table:table-cell>
          <table:table-cell table:style-name="ce55" office:value-type="time" office:time-value="PT20H45M00S" calcext:value-type="time">
            <text:p>08:45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3]-[.B393]+([.C393]&lt;[.B393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15H20M00S" calcext:value-type="time">
            <text:p>03:20 PM</text:p>
          </table:table-cell>
          <table:table-cell table:style-name="ce55" office:value-type="time" office:time-value="PT18H55M00S" calcext:value-type="time">
            <text:p>06:55 PM</text:p>
          </table:table-cell>
          <table:table-cell table:formula="of:=([.C394]-[.B394]+([.C394]&lt;[.B394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office:value-type="date" office:date-value="2022-12-24" calcext:value-type="date">
            <text:p>24/12/2022</text:p>
          </table:table-cell>
          <table:table-cell table:style-name="ce55" office:value-type="time" office:time-value="PT22H50M00S" calcext:value-type="time">
            <text:p>10:50 PM</text:p>
          </table:table-cell>
          <table:table-cell table:style-name="ce55" office:value-type="time" office:time-value="PT01H45M00S" calcext:value-type="time">
            <text:p>01:45 AM</text:p>
          </table:table-cell>
          <table:table-cell table:formula="of:=([.C395]-[.B395]+([.C395]&lt;[.B395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table:style-name="ce25" office:value-type="date" office:date-value="2022-12-25" calcext:value-type="date">
            <text:p>25/12/2022</text:p>
          </table:table-cell>
          <table:table-cell table:style-name="ce38" office:value-type="time" office:time-value="PT15H15M00S" calcext:value-type="time">
            <text:p>03:15 PM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47" table:formula="of:=([.C396]-[.B396]+([.C396]&lt;[.B396]))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table:style-name="ce55" office:value-type="time" office:time-value="PT00H40M00S" calcext:value-type="time">
            <text:p>12:40 AM</text:p>
          </table:table-cell>
          <table:table-cell table:style-name="ce55" office:value-type="time" office:time-value="PT02H05M00S" calcext:value-type="time">
            <text:p>02:05 AM</text:p>
          </table:table-cell>
          <table:table-cell table:formula="of:=([.C397]-[.B397]+([.C397]&lt;[.B397]))" office:value-type="time" office:time-value="PT01H25M00S" calcext:value-type="time">
            <text:p>01:25</text:p>
          </table:table-cell>
          <table:table-cell table:style-name="ce56" table:formula="of:=SUM([.D397:.D399])" office:value-type="time" office:time-value="PT08H35M00S" calcext:value-type="time">
            <text:p>08:35</text:p>
          </table:table-cell>
          <table:table-cell table:number-columns-repeated="1019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9H30M00S" calcext:value-type="time">
            <text:p>07:30 PM</text:p>
          </table:table-cell>
          <table:table-cell table:formula="of:=([.C398]-[.B398]+([.C398]&lt;[.B398]))" office:value-type="time" office:time-value="PT04H20M00S" calcext:value-type="time">
            <text:p>04:20</text:p>
          </table:table-cell>
          <table:table-cell table:number-columns-repeated="1020"/>
        </table:table-row>
        <table:table-row table:style-name="ro1">
          <table:table-cell office:value-type="date" office:date-value="2022-12-26" calcext:value-type="date">
            <text:p>26/12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0H00M00S" calcext:value-type="time">
            <text:p>12:00 AM</text:p>
          </table:table-cell>
          <table:table-cell table:formula="of:=([.C399]-[.B399]+([.C399]&lt;[.B39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09" calcext:value-type="date">
            <text:p>09/01/2023</text:p>
          </table:table-cell>
          <table:table-cell table:style-name="ce37" office:value-type="time" office:time-value="PT14H25M00S" calcext:value-type="time">
            <text:p>02:25 PM</text:p>
          </table:table-cell>
          <table:table-cell table:style-name="ce37" office:value-type="time" office:time-value="PT18H55M00S" calcext:value-type="time">
            <text:p>06:55 PM</text:p>
          </table:table-cell>
          <table:table-cell table:style-name="ce39" table:formula="of:=([.C400]-[.B400]+([.C400]&lt;[.B400]))" office:value-type="time" office:time-value="PT04H30M00S" calcext:value-type="time">
            <text:p>04:30</text:p>
          </table:table-cell>
          <table:table-cell table:style-name="ce56" table:formula="of:=SUM([.D400:.D409])" office:value-type="time" office:time-value="PT35H05M00S" calcext:value-type="time">
            <text:p>35:05</text:p>
          </table:table-cell>
          <table:table-cell table:number-columns-repeated="1019"/>
        </table:table-row>
        <table:table-row table:style-name="ro1">
          <table:table-cell office:value-type="date" office:date-value="2023-01-09" calcext:value-type="date">
            <text:p>09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0H00M00S" calcext:value-type="time">
            <text:p>12:00 AM</text:p>
          </table:table-cell>
          <table:table-cell table:formula="of:=([.C401]-[.B401]+([.C401]&lt;[.B401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50M00S" calcext:value-type="time">
            <text:p>06:50 PM</text:p>
          </table:table-cell>
          <table:table-cell table:formula="of:=([.C402]-[.B402]+([.C402]&lt;[.B402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3-01-10" calcext:value-type="date">
            <text:p>10/01/2023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403]-[.B403]+([.C403]&lt;[.B40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404]-[.B404]+([.C404]&lt;[.B404]))" office:value-type="time" office:time-value="PT03H00M00S" calcext:value-type="time">
            <text:p>03:00</text:p>
          </table:table-cell>
          <table:table-cell table:number-columns-repeated="3"/>
          <table:table-cell table:style-name="ce60"/>
          <table:table-cell table:number-columns-repeated="1016"/>
        </table:table-row>
        <table:table-row table:style-name="ro1">
          <table:table-cell office:value-type="date" office:date-value="2023-01-11" calcext:value-type="date">
            <text:p>11/01/2023</text:p>
          </table:table-cell>
          <table:table-cell office:value-type="time" office:time-value="PT20H15M00S" calcext:value-type="time">
            <text:p>08:15 PM</text:p>
          </table:table-cell>
          <table:table-cell office:value-type="time" office:time-value="PT01H40M00S" calcext:value-type="time">
            <text:p>01:40 AM</text:p>
          </table:table-cell>
          <table:table-cell table:formula="of:=([.C405]-[.B405]+([.C405]&lt;[.B405]))" office:value-type="time" office:time-value="PT05H25M00S" calcext:value-type="time">
            <text:p>05:25</text:p>
          </table:table-cell>
          <table:table-cell table:number-columns-repeated="3"/>
          <table:table-cell table:style-name="ce55"/>
          <table:table-cell table:number-columns-repeated="1016"/>
        </table:table-row>
        <table:table-row table:style-name="ro1">
          <table:table-cell office:value-type="date" office:date-value="2023-01-12" calcext:value-type="date">
            <text:p>12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06]-[.B406]+([.C406]&lt;[.B40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40M00S" calcext:value-type="time">
            <text:p>06:40 PM</text:p>
          </table:table-cell>
          <table:table-cell table:formula="of:=([.C407]-[.B407]+([.C407]&lt;[.B407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office:value-type="date" office:date-value="2023-01-13" calcext:value-type="date">
            <text:p>13/01/2023</text:p>
          </table:table-cell>
          <table:table-cell office:value-type="time" office:time-value="PT22H25M00S" calcext:value-type="time">
            <text:p>10:25 PM</text:p>
          </table:table-cell>
          <table:table-cell office:value-type="time" office:time-value="PT01H30M00S" calcext:value-type="time">
            <text:p>01:30 AM</text:p>
          </table:table-cell>
          <table:table-cell table:formula="of:=([.C408]-[.B408]+([.C408]&lt;[.B408]))" office:value-type="time" office:time-value="PT03H05M00S" calcext:value-type="time">
            <text:p>03:05</text:p>
          </table:table-cell>
          <table:table-cell table:number-columns-repeated="1020"/>
        </table:table-row>
        <table:table-row table:style-name="ro1">
          <table:table-cell office:value-type="date" office:date-value="2023-01-14" calcext:value-type="date">
            <text:p>14/01/2023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8H00M00S" calcext:value-type="time">
            <text:p>06:00 PM</text:p>
          </table:table-cell>
          <table:table-cell table:formula="of:=([.C409]-[.B409]+([.C409]&lt;[.B409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16" calcext:value-type="date">
            <text:p>16/01/2023</text:p>
          </table:table-cell>
          <table:table-cell table:style-name="ce37" office:value-type="time" office:time-value="PT15H25M00S" calcext:value-type="time">
            <text:p>03:25 PM</text:p>
          </table:table-cell>
          <table:table-cell table:style-name="ce37" office:value-type="time" office:time-value="PT19H45M00S" calcext:value-type="time">
            <text:p>07:45 PM</text:p>
          </table:table-cell>
          <table:table-cell table:style-name="ce39" table:formula="of:=([.C410]-[.B410]+([.C410]&lt;[.B410]))" office:value-type="time" office:time-value="PT04H20M00S" calcext:value-type="time">
            <text:p>04:20</text:p>
          </table:table-cell>
          <table:table-cell table:style-name="ce56" table:formula="of:=SUM([.D410:.D421])" office:value-type="time" office:time-value="PT46H00M00S" calcext:value-type="time">
            <text:p>46:00</text:p>
          </table:table-cell>
          <table:table-cell table:number-columns-repeated="1019"/>
        </table:table-row>
        <table:table-row table:style-name="ro1">
          <table:table-cell office:value-type="date" office:date-value="2023-01-16" calcext:value-type="date">
            <text:p>16/01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45M00S" calcext:value-type="time">
            <text:p>01:45 AM</text:p>
          </table:table-cell>
          <table:table-cell table:formula="of:=([.C411]-[.B411]+([.C411]&lt;[.B411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05M00S" calcext:value-type="time">
            <text:p>07:05 PM</text:p>
          </table:table-cell>
          <table:table-cell table:formula="of:=([.C412]-[.B412]+([.C412]&lt;[.B412]))" office:value-type="time" office:time-value="PT05H35M00S" calcext:value-type="time">
            <text:p>05:35</text:p>
          </table:table-cell>
          <table:table-cell table:number-columns-repeated="1020"/>
        </table:table-row>
        <table:table-row table:style-name="ro1">
          <table:table-cell office:value-type="date" office:date-value="2023-01-17" calcext:value-type="date">
            <text:p>17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15M00S" calcext:value-type="time">
            <text:p>01:15 AM</text:p>
          </table:table-cell>
          <table:table-cell table:formula="of:=([.C413]-[.B413]+([.C413]&lt;[.B413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00M00S" calcext:value-type="time">
            <text:p>07:00 PM</text:p>
          </table:table-cell>
          <table:table-cell table:formula="of:=([.C414]-[.B414]+([.C414]&lt;[.B414]))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1">
          <table:table-cell office:value-type="date" office:date-value="2023-01-18" calcext:value-type="date">
            <text:p>18/01/2023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0M00S" calcext:value-type="time">
            <text:p>01:40 AM</text:p>
          </table:table-cell>
          <table:table-cell table:formula="of:=([.C415]-[.B415]+([.C415]&lt;[.B415]))" office:value-type="time" office:time-value="PT04H25M00S" calcext:value-type="time">
            <text:p>04:25</text:p>
          </table:table-cell>
          <table:table-cell table:number-columns-repeated="1020"/>
        </table:table-row>
        <table:table-row table:style-name="ro1">
          <table:table-cell office:value-type="date" office:date-value="2023-01-19" calcext:value-type="date">
            <text:p>19/01/2023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00M00S" calcext:value-type="time">
            <text:p>03:00 PM</text:p>
          </table:table-cell>
          <table:table-cell table:formula="of:=([.C416]-[.B416]+([.C416]&lt;[.B416]))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16H05M00S" calcext:value-type="time">
            <text:p>04:05 PM</text:p>
          </table:table-cell>
          <table:table-cell office:value-type="time" office:time-value="PT18H00M00S" calcext:value-type="time">
            <text:p>06:00 PM</text:p>
          </table:table-cell>
          <table:table-cell table:formula="of:=([.C417]-[.B417]+([.C417]&lt;[.B417]))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1">
          <table:table-cell office:value-type="date" office:date-value="2023-01-20" calcext:value-type="date">
            <text:p>20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25M00S" calcext:value-type="time">
            <text:p>02:25 AM</text:p>
          </table:table-cell>
          <table:table-cell table:formula="of:=([.C418]-[.B418]+([.C418]&lt;[.B418]))" office:value-type="time" office:time-value="PT05H40M00S" calcext:value-type="time">
            <text:p>05:4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19]-[.B419]+([.C419]&lt;[.B419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1-21" calcext:value-type="date">
            <text:p>21/01/2023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1H35M00S" calcext:value-type="time">
            <text:p>01:35 AM</text:p>
          </table:table-cell>
          <table:table-cell table:formula="of:=([.C420]-[.B420]+([.C420]&lt;[.B420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office:value-type="date" office:date-value="2023-01-22" calcext:value-type="date">
            <text:p>22/01/2023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00M00S" calcext:value-type="time">
            <text:p>06:00 PM</text:p>
          </table:table-cell>
          <table:table-cell table:formula="of:=([.C421]-[.B421]+([.C421]&lt;[.B421]))" office:value-type="time" office:time-value="PT03H20M00S" calcext:value-type="time">
            <text:p>03:2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23" calcext:value-type="date">
            <text:p>23/01/2023</text:p>
          </table:table-cell>
          <table:table-cell table:style-name="ce37" office:value-type="time" office:time-value="PT16H30M00S" calcext:value-type="time">
            <text:p>04:30 PM</text:p>
          </table:table-cell>
          <table:table-cell table:style-name="ce37" office:value-type="time" office:time-value="PT18H00M00S" calcext:value-type="time">
            <text:p>06:00 PM</text:p>
          </table:table-cell>
          <table:table-cell table:style-name="ce39" table:formula="of:=([.C422]-[.B422]+([.C422]&lt;[.B422]))" office:value-type="time" office:time-value="PT01H30M00S" calcext:value-type="time">
            <text:p>01:30</text:p>
          </table:table-cell>
          <table:table-cell table:style-name="ce56" table:formula="of:=SUM([.D422:.D431])" office:value-type="time" office:time-value="PT36H30M00S" calcext:value-type="time">
            <text:p>36:30</text:p>
          </table:table-cell>
          <table:table-cell table:number-columns-repeated="1019"/>
        </table:table-row>
        <table:table-row table:style-name="ro1">
          <table:table-cell office:value-type="date" office:date-value="2023-01-23" calcext:value-type="date">
            <text:p>23/01/2023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15M00S" calcext:value-type="time">
            <text:p>01:15 AM</text:p>
          </table:table-cell>
          <table:table-cell table:formula="of:=([.C423]-[.B423]+([.C423]&lt;[.B423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00M00S" calcext:value-type="time">
            <text:p>05:00 PM</text:p>
          </table:table-cell>
          <table:table-cell table:formula="of:=([.C424]-[.B424]+([.C424]&lt;[.B424]))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1">
          <table:table-cell office:value-type="date" office:date-value="2023-01-24" calcext:value-type="date">
            <text:p>24/01/2023</text:p>
          </table:table-cell>
          <table:table-cell office:value-type="time" office:time-value="PT19H45M00S" calcext:value-type="time">
            <text:p>07:45 PM</text:p>
          </table:table-cell>
          <table:table-cell office:value-type="time" office:time-value="PT01H40M00S" calcext:value-type="time">
            <text:p>01:40 AM</text:p>
          </table:table-cell>
          <table:table-cell table:formula="of:=([.C425]-[.B425]+([.C425]&lt;[.B425]))" office:value-type="time" office:time-value="PT05H55M00S" calcext:value-type="time">
            <text:p>05:55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26]-[.B426]+([.C426]&lt;[.B426]))" office:value-type="time" office:time-value="PT01H40M00S" calcext:value-type="time">
            <text:p>01:40</text:p>
          </table:table-cell>
          <table:table-cell table:number-columns-repeated="1020"/>
        </table:table-row>
        <table:table-row table:style-name="ro1">
          <table:table-cell office:value-type="date" office:date-value="2023-01-25" calcext:value-type="date">
            <text:p>25/01/2023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1H50M00S" calcext:value-type="time">
            <text:p>01:50 AM</text:p>
          </table:table-cell>
          <table:table-cell table:formula="of:=([.C427]-[.B427]+([.C427]&lt;[.B427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6" calcext:value-type="date">
            <text:p>26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28]-[.B428]+([.C428]&lt;[.B428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7" calcext:value-type="date">
            <text:p>27/01/2023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45M00S" calcext:value-type="time">
            <text:p>01:45 AM</text:p>
          </table:table-cell>
          <table:table-cell table:formula="of:=([.C429]-[.B429]+([.C429]&lt;[.B429]))" office:value-type="time" office:time-value="PT05H10M00S" calcext:value-type="time">
            <text:p>05:10</text:p>
          </table:table-cell>
          <table:table-cell table:number-columns-repeated="1020"/>
        </table:table-row>
        <table:table-row table:style-name="ro1">
          <table:table-cell office:value-type="date" office:date-value="2023-01-28" calcext:value-type="date">
            <text:p>28/01/2023</text:p>
          </table:table-cell>
          <table:table-cell office:value-type="time" office:time-value="PT15H05M00S" calcext:value-type="time">
            <text:p>03:05 PM</text:p>
          </table:table-cell>
          <table:table-cell office:value-type="time" office:time-value="PT18H00M00S" calcext:value-type="time">
            <text:p>06:00 PM</text:p>
          </table:table-cell>
          <table:table-cell table:formula="of:=([.C430]-[.B430]+([.C430]&lt;[.B430]))" office:value-type="time" office:time-value="PT02H55M00S" calcext:value-type="time">
            <text:p>02:55</text:p>
          </table:table-cell>
          <table:table-cell table:number-columns-repeated="1020"/>
        </table:table-row>
        <table:table-row table:style-name="ro1">
          <table:table-cell office:value-type="date" office:date-value="2023-01-29" calcext:value-type="date">
            <text:p>29/01/2023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20H00M00S" calcext:value-type="time">
            <text:p>08:00 PM</text:p>
          </table:table-cell>
          <table:table-cell table:formula="of:=([.C431]-[.B431]+([.C431]&lt;[.B431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table:style-name="ce24" office:value-type="date" office:date-value="2023-01-30" calcext:value-type="date">
            <text:p>30/01/2023</text:p>
          </table:table-cell>
          <table:table-cell table:style-name="ce37" office:value-type="time" office:time-value="PT14H35M00S" calcext:value-type="time">
            <text:p>02:35 PM</text:p>
          </table:table-cell>
          <table:table-cell table:style-name="ce37" office:value-type="time" office:time-value="PT20H00M00S" calcext:value-type="time">
            <text:p>08:00 PM</text:p>
          </table:table-cell>
          <table:table-cell table:style-name="ce39" table:formula="of:=([.C432]-[.B432]+([.C432]&lt;[.B432]))" office:value-type="time" office:time-value="PT05H25M00S" calcext:value-type="time">
            <text:p>05:25</text:p>
          </table:table-cell>
          <table:table-cell table:number-columns-repeated="1020"/>
        </table:table-row>
        <table:table-row table:style-name="ro1">
          <table:table-cell office:value-type="date" office:date-value="2023-01-30" calcext:value-type="date">
            <text:p>30/01/2023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1H50M00S" calcext:value-type="time">
            <text:p>01:50 AM</text:p>
          </table:table-cell>
          <table:table-cell table:formula="of:=([.C433]-[.B433]+([.C433]&lt;[.B433]))" office:value-type="time" office:time-value="PT03H15M00S" calcext:value-type="time">
            <text:p>03:1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30M00S" calcext:value-type="time">
            <text:p>05:30 PM</text:p>
          </table:table-cell>
          <table:table-cell table:formula="of:=([.C434]-[.B434]+([.C434]&lt;[.B434]))" office:value-type="time" office:time-value="PT02H45M00S" calcext:value-type="time">
            <text:p>02:45</text:p>
          </table:table-cell>
          <table:table-cell table:number-columns-repeated="1020"/>
        </table:table-row>
        <table:table-row table:style-name="ro1">
          <table:table-cell office:value-type="date" office:date-value="2023-01-31" calcext:value-type="date">
            <text:p>31/01/2023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0M00S" calcext:value-type="time">
            <text:p>01:40 AM</text:p>
          </table:table-cell>
          <table:table-cell table:formula="of:=([.C435]-[.B435]+([.C435]&lt;[.B435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15H10M00S" calcext:value-type="time">
            <text:p>03:10 PM</text:p>
          </table:table-cell>
          <table:table-cell office:value-type="time" office:time-value="PT18H00M00S" calcext:value-type="time">
            <text:p>06:00 PM</text:p>
          </table:table-cell>
          <table:table-cell table:formula="of:=([.C436]-[.B436]+([.C436]&lt;[.B436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1" calcext:value-type="date">
            <text:p>01/02/2023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1H40M00S" calcext:value-type="time">
            <text:p>01:40 AM</text:p>
          </table:table-cell>
          <table:table-cell table:formula="of:=([.C437]-[.B437]+([.C437]&lt;[.B437]))" office:value-type="time" office:time-value="PT02H50M00S" calcext:value-type="time">
            <text:p>02:50</text:p>
          </table:table-cell>
          <table:table-cell table:number-columns-repeated="1020"/>
        </table:table-row>
        <table:table-row table:style-name="ro1">
          <table:table-cell office:value-type="date" office:date-value="2023-02-03" calcext:value-type="date">
            <text:p>03/02/2023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438]-[.B438]+([.C438]&lt;[.B438]))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Start Time</text:p>
          </table:table-cell>
          <table:table-cell table:style-name="ce58" office:value-type="string" calcext:value-type="string">
            <text:p>Stop Time</text:p>
          </table:table-cell>
          <table:table-cell table:style-name="ce58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52" table:formula="of:=TEXT(MAX([Sheet1.A1:.A1000])-WEEKDAY(MAX([Sheet1.A1:.A1000]))+1; &quot;&gt;0&quot;)" office:value-type="string" office:string-value="&gt;44955" calcext:value-type="string">
            <text:p>&gt;44955</text:p>
          </table:table-cell>
          <table:table-cell table:style-name="ce58" table:number-columns-repeated="3"/>
          <table:table-cell table:number-columns-repeated="4"/>
        </table:table-row>
        <table:table-row table:style-name="ro1">
          <table:table-cell table:style-name="ce72"/>
          <table:table-cell table:style-name="ce7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7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7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56" office:value-type="string" calcext:value-type="string">
            <text:p>Total Time</text:p>
          </table:table-cell>
          <table:table-cell/>
          <table:table-cell table:style-name="ce56" table:formula="of:=SUM([.D:.D])" office:value-type="time" office:time-value="PT23H55M00S" calcext:value-type="time">
            <text:p>23:55</text:p>
          </table:table-cell>
        </table:table-row>
        <table:table-row table:style-name="ro1">
          <table:table-cell table:style-name="ce24" office:value-type="date" office:date-value="2023-01-30" calcext:value-type="date">
            <text:p>30/01/2023</text:p>
          </table:table-cell>
          <table:table-cell table:style-name="ce37" office:value-type="time" office:time-value="PT14H35M00S" calcext:value-type="time">
            <text:p>02:35 PM</text:p>
          </table:table-cell>
          <table:table-cell table:style-name="ce37" office:value-type="time" office:time-value="PT20H00M00S" calcext:value-type="time">
            <text:p>08:00 PM</text:p>
          </table:table-cell>
          <table:table-cell table:style-name="ce98" table:formula="of:=([.C2]-[.B2]+([.C2]&lt;[.B2]))" office:value-type="time" office:time-value="PT05H25M00S" calcext:value-type="time">
            <text:p>05:2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30" calcext:value-type="date">
            <text:p>30/01/2023</text:p>
          </table:table-cell>
          <table:table-cell table:style-name="ce26" office:value-type="time" office:time-value="PT22H35M00S" calcext:value-type="time">
            <text:p>10:35 PM</text:p>
          </table:table-cell>
          <table:table-cell table:style-name="ce26" office:value-type="time" office:time-value="PT01H50M00S" calcext:value-type="time">
            <text:p>01:50 AM</text:p>
          </table:table-cell>
          <table:table-cell table:style-name="ce59" table:formula="of:=([.C3]-[.B3]+([.C3]&lt;[.B3]))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31" calcext:value-type="date">
            <text:p>31/01/2023</text:p>
          </table:table-cell>
          <table:table-cell table:style-name="ce26" office:value-type="time" office:time-value="PT14H45M00S" calcext:value-type="time">
            <text:p>02:45 PM</text:p>
          </table:table-cell>
          <table:table-cell table:style-name="ce26" office:value-type="time" office:time-value="PT17H30M00S" calcext:value-type="time">
            <text:p>05:30 PM</text:p>
          </table:table-cell>
          <table:table-cell table:style-name="ce59" table:formula="of:=([.C4]-[.B4]+([.C4]&lt;[.B4]))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31" calcext:value-type="date">
            <text:p>31/01/2023</text:p>
          </table:table-cell>
          <table:table-cell table:style-name="ce26" office:value-type="time" office:time-value="PT21H30M00S" calcext:value-type="time">
            <text:p>09:30 PM</text:p>
          </table:table-cell>
          <table:table-cell table:style-name="ce26" office:value-type="time" office:time-value="PT01H40M00S" calcext:value-type="time">
            <text:p>01:40 AM</text:p>
          </table:table-cell>
          <table:table-cell table:style-name="ce59" table:formula="of:=([.C5]-[.B5]+([.C5]&lt;[.B5]))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1" calcext:value-type="date">
            <text:p>01/02/2023</text:p>
          </table:table-cell>
          <table:table-cell table:style-name="ce26" office:value-type="time" office:time-value="PT15H10M00S" calcext:value-type="time">
            <text:p>03:10 PM</text:p>
          </table:table-cell>
          <table:table-cell table:style-name="ce26" office:value-type="time" office:time-value="PT18H00M00S" calcext:value-type="time">
            <text:p>06:00 PM</text:p>
          </table:table-cell>
          <table:table-cell table:style-name="ce59" table:formula="of:=([.C6]-[.B6]+([.C6]&lt;[.B6]))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1" calcext:value-type="date">
            <text:p>01/02/2023</text:p>
          </table:table-cell>
          <table:table-cell table:style-name="ce26" office:value-type="time" office:time-value="PT22H50M00S" calcext:value-type="time">
            <text:p>10:50 PM</text:p>
          </table:table-cell>
          <table:table-cell table:style-name="ce26" office:value-type="time" office:time-value="PT01H40M00S" calcext:value-type="time">
            <text:p>01:40 AM</text:p>
          </table:table-cell>
          <table:table-cell table:style-name="ce59" table:formula="of:=([.C7]-[.B7]+([.C7]&lt;[.B7]))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3" calcext:value-type="date">
            <text:p>03/02/2023</text:p>
          </table:table-cell>
          <table:table-cell table:style-name="ce26" office:value-type="time" office:time-value="PT21H20M00S" calcext:value-type="time">
            <text:p>09:20 PM</text:p>
          </table:table-cell>
          <table:table-cell table:style-name="ce26" office:value-type="time" office:time-value="PT00H00M00S" calcext:value-type="time">
            <text:p>12:00 AM</text:p>
          </table:table-cell>
          <table:table-cell table:style-name="ce59" table:formula="of:=([.C8]-[.B8]+([.C8]&lt;[.B8]))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76"/>
        <table:table-column table:style-name="co7" table:number-columns-repeated="10" table:default-cell-style-name="Default"/>
        <table:table-column table:style-name="co7" table:number-columns-repeated="6" table:default-cell-style-name="ce82"/>
        <table:table-column table:style-name="co7" table:number-columns-repeated="6" table:default-cell-style-name="Default"/>
        <table:table-column table:style-name="co7" table:number-columns-repeated="6" table:default-cell-style-name="ce83"/>
        <table:table-column table:style-name="co7" table:number-columns-repeated="6" table:default-cell-style-name="ce78"/>
        <table:table-column table:style-name="co7" table:number-columns-repeated="28" table:default-cell-style-name="Default"/>
        <table:table-column table:style-name="co7" table:default-cell-style-name="ce76"/>
        <table:table-column table:style-name="co7" table:number-columns-repeated="4" table:default-cell-style-name="Default"/>
        <table:table-column table:style-name="co7" table:default-cell-style-name="ce76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number-columns-repeated="24" table:default-cell-style-name="ce85"/>
        <table:table-column table:style-name="co7" table:number-columns-repeated="4" table:default-cell-style-name="ce78"/>
        <table:table-column table:style-name="co7" table:number-columns-repeated="24" table:default-cell-style-name="ce85"/>
        <table:table-column table:style-name="co7" table:number-columns-repeated="2" table:default-cell-style-name="Default"/>
        <table:table-column table:style-name="co7" table:default-cell-style-name="ce85"/>
        <table:table-column table:style-name="co7" table:number-columns-repeated="2" table:default-cell-style-name="Default"/>
        <table:table-column table:style-name="co7" table:default-cell-style-name="ce76"/>
        <table:table-column table:style-name="co7" table:number-columns-repeated="892" table:default-cell-style-name="Default"/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23"/>
          <table:table-cell table:number-columns-repeated="4"/>
          <table:table-cell table:style-name="ce78" table:number-columns-repeated="23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22"/>
          <table:table-cell table:number-columns-repeated="6"/>
          <table:table-cell table:style-name="ce78" table:number-columns-repeated="22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7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/>
          <table:table-cell table:number-columns-repeated="13"/>
          <table:table-cell table:style-name="Default"/>
          <table:table-cell table:number-columns-repeated="2"/>
          <table:table-cell table:style-name="ce7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76" table:number-columns-repeated="6"/>
          <table:table-cell table:style-name="ce78" table:number-columns-repeated="4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8" table:number-columns-repeated="4"/>
          <table:table-cell table:style-name="ce76" table:number-columns-repeated="6"/>
          <table:table-cell table:number-columns-repeated="6"/>
          <table:table-cell table:style-name="ce76" table:number-columns-repeated="6"/>
          <table:table-cell table:style-name="ce78" table:number-columns-repeated="4"/>
          <table:table-cell table:number-columns-repeated="42"/>
          <table:table-cell table:style-name="ce78" table:number-columns-repeated="4"/>
          <table:table-cell table:style-name="ce76" table:number-columns-repeated="6"/>
          <table:table-cell table:number-columns-repeated="893"/>
        </table:table-row>
        <table:table-row table:style-name="ro1">
          <table:table-cell/>
          <table:table-cell table:style-name="ce77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7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7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4" table:number-columns-repeated="12"/>
          <table:table-cell table:number-columns-repeated="6"/>
          <table:table-cell table:style-name="ce82" table:number-columns-repeated="6"/>
          <table:table-cell table:style-name="ce84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number-columns-repeated="6"/>
          <table:table-cell table:style-name="ce82" table:number-columns-repeated="6"/>
          <table:table-cell table:style-name="ce84" table:number-columns-repeated="6"/>
          <table:table-cell table:number-columns-repeated="6"/>
          <table:table-cell table:style-name="ce82" table:number-columns-repeated="12"/>
          <table:table-cell table:style-name="ce84" table:number-columns-repeated="6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79" table:number-columns-repeated="10"/>
          <table:table-cell table:style-name="ce80" table:number-columns-repeated="6"/>
          <table:table-cell table:style-name="ce83" table:number-columns-repeated="6"/>
          <table:table-cell table:number-columns-repeated="12"/>
          <table:table-cell table:style-name="ce80" table:number-columns-repeated="6"/>
          <table:table-cell table:style-name="ce83" table:number-columns-repeated="12"/>
          <table:table-cell table:style-name="ce79" table:number-columns-repeated="10"/>
          <table:table-cell table:number-columns-repeated="6"/>
          <table:table-cell table:style-name="ce85" table:number-columns-repeated="2"/>
          <table:table-cell/>
          <table:table-cell table:style-name="ce85" table:number-columns-repeated="2"/>
          <table:table-cell table:number-columns-repeated="52"/>
          <table:table-cell table:style-name="ce85" table:number-columns-repeated="2"/>
          <table:table-cell/>
          <table:table-cell table:style-name="ce85" table:number-columns-repeated="2"/>
          <table:table-cell table:number-columns-repeated="893"/>
        </table:table-row>
        <table:table-row table:style-name="ro1">
          <table:table-cell/>
          <table:table-cell table:style-name="ce76" table:number-columns-repeated="10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 table:number-columns-repeated="3"/>
          <table:table-cell table:style-name="ce76" table:number-columns-repeated="5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 table:number-columns-repeated="5"/>
          <table:table-cell table:number-columns-repeated="10"/>
          <table:table-cell table:style-name="ce76" table:number-columns-repeated="5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76"/>
          <table:table-cell table:number-columns-repeated="3"/>
          <table:table-cell table:style-name="ce76"/>
          <table:table-cell table:number-columns-repeated="2"/>
          <table:table-cell table:style-name="ce76"/>
          <table:table-cell table:style-name="ce80" table:number-columns-repeated="12"/>
          <table:table-cell table:number-columns-repeated="12"/>
          <table:table-cell table:style-name="ce80" table:number-columns-repeated="12"/>
          <table:table-cell table:style-name="ce83" table:number-columns-repeated="6"/>
          <table:table-cell table:style-name="ce76"/>
          <table:table-cell table:number-columns-repeated="2"/>
          <table:table-cell table:style-name="ce76"/>
          <table:table-cell table:number-columns-repeated="3"/>
          <table:table-cell table:style-name="ce76"/>
          <table:table-cell table:number-columns-repeated="10"/>
          <table:table-cell table:style-name="ce76"/>
          <table:table-cell table:number-columns-repeated="2"/>
          <table:table-cell table:style-name="Default"/>
          <table:table-cell table:style-name="ce76"/>
          <table:table-cell table:style-name="Default" table:number-columns-repeated="2"/>
          <table:table-cell table:style-name="ce76"/>
          <table:table-cell table:number-columns-repeated="42"/>
          <table:table-cell table:style-name="ce76"/>
          <table:table-cell table:style-name="Default" table:number-columns-repeated="2"/>
          <table:table-cell table:style-name="ce76"/>
          <table:table-cell table:style-name="Default"/>
          <table:table-cell table:number-columns-repeated="2"/>
          <table:table-cell table:style-name="ce76"/>
          <table:table-cell table:number-columns-repeated="895"/>
        </table:table-row>
        <table:table-row table:style-name="ro1">
          <table:table-cell/>
          <table:table-cell table:style-name="ce76" table:number-columns-repeated="10"/>
          <table:table-cell table:style-name="ce78" table:number-columns-repeated="18"/>
          <table:table-cell table:number-columns-repeated="6"/>
          <table:table-cell table:style-name="ce78" table:number-columns-repeated="18"/>
          <table:table-cell table:style-name="ce76" table:number-columns-repeated="10"/>
          <table:table-cell table:number-columns-repeated="6"/>
          <table:table-cell table:style-name="ce76" table:number-columns-repeated="10"/>
          <table:table-cell table:number-columns-repeated="42"/>
          <table:table-cell table:style-name="ce76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78" table:number-columns-repeated="28"/>
          <table:table-cell table:number-columns-repeated="6"/>
          <table:table-cell table:style-name="ce78" table:number-columns-repeated="28"/>
          <table:table-cell table:number-columns-repeated="6"/>
          <table:table-cell table:style-name="ce78" table:number-columns-repeated="29"/>
          <table:table-cell table:number-columns-repeated="4"/>
          <table:table-cell table:style-name="ce78" table:number-columns-repeated="29"/>
          <table:table-cell table:number-columns-repeated="893"/>
        </table:table-row>
        <table:table-row table:style-name="ro1">
          <table:table-cell/>
          <table:table-cell table:style-name="ce76" table:number-columns-repeated="62"/>
          <table:table-cell table:number-columns-repeated="6"/>
          <table:table-cell table:style-name="ce76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2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4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2" table:number-columns-repeated="2"/>
          <table:table-cell table:number-columns-repeated="6"/>
          <table:table-cell table:style-name="ce82" table:number-columns-repeated="1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1"/>
          <table:table-cell table:style-name="ce8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/>
          <table:table-cell table:style-name="ce81"/>
          <table:table-cell table:style-name="ce82" table:number-columns-repeated="7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/>
          <table:table-cell table:style-name="ce80"/>
          <table:table-cell table:style-name="ce76" table:number-columns-repeated="3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76" table:number-columns-repeated="18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2"/>
          <table:table-cell table:style-name="ce82" table:number-columns-repeated="5"/>
          <table:table-cell table:style-name="ce76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85" table:number-columns-repeated="7"/>
          <table:table-cell table:style-name="ce76"/>
          <table:table-cell table:style-name="ce80"/>
          <table:table-cell table:style-name="ce81"/>
          <table:table-cell table:style-name="ce82" table:number-columns-repeated="3"/>
          <table:table-cell table:style-name="ce81"/>
          <table:table-cell table:style-name="ce86"/>
          <table:table-cell table:style-name="ce7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76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26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27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6"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J8:.U8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SUM([.J9:.U9]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J10:.U10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J11:.U11]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J12:.U12])"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SUM([.J13:.U13])"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SUM([.J14:.U14])" office:value-type="float" office:value="202" calcext:value-type="float">
            <text:p>2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J15:.U15]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J16:.U16]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4300/10/5" office:value-type="float" office:value="86" calcext:value-type="float">
            <text:p>86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J17:.U17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J18:.U18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</text:p>
          </table:table-cell>
          <table:table-cell table:formula="of:=SUM([.V8:.V18])" office:value-type="float" office:value="1464" calcext:value-type="float">
            <text:p>1464</text:p>
          </table:table-cell>
          <table:table-cell office:value-type="float" office:value="6.11" calcext:value-type="float">
            <text:p>6.11</text:p>
          </table:table-cell>
          <table:table-cell table:style-name="ce53" table:formula="of:=[.V19]/[.W19]*100" office:value-type="float" office:value="23960.7201309329" calcext:value-type="float">
            <text:p>23961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string" calcext:value-type="string">
            <text:p>Avg</text:p>
          </table:table-cell>
          <table:table-cell table:style-name="ce53" table:formula="of:=[.V19]/(MAX([.I:.I])-MIN([.I:.I]))" office:value-type="float" office:value="146.4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Ep</text:p>
          </table:table-cell>
          <table:table-cell office:value-type="float" office:value="13322" calcext:value-type="float">
            <text:p>13322</text:p>
          </table:table-cell>
          <table:table-cell table:formula="of:=[.V22]/[.X22]*100" office:value-type="float" office:value="6.11" calcext:value-type="float">
            <text:p>6.11</text:p>
          </table:table-cell>
          <table:table-cell table:style-name="ce53" table:formula="of:=[.X19]*[.V23]" office:value-type="float" office:value="218036.006546645" calcext:value-type="float">
            <text:p>218036</text:p>
          </table:table-cell>
          <table:table-cell table:style-name="ce53" table:formula="of:=([.X22]-[.V22])/12" office:value-type="float" office:value="17059.5005455537" calcext:value-type="float">
            <text:p>17060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Ep/S</text:p>
          </table:table-cell>
          <table:table-cell table:style-name="ce51" table:formula="of:=[.V22]/[.V19]" office:value-type="float" office:value="9.09972677595629" calcext:value-type="float">
            <text:p>9.10</text:p>
          </table:table-cell>
          <table:table-cell table:number-columns-repeated="2"/>
          <table:table-cell table:style-name="ce53" table:formula="of:=[.Y22]/7" office:value-type="float" office:value="2437.07150650768" calcext:value-type="float">
            <text:p>2437</text:p>
          </table:table-cell>
          <table:table-cell office:value-type="string" calcext:value-type="string">
            <text:p>weeks</text:p>
          </table:table-cell>
          <table:table-cell table:number-columns-repeated="4"/>
        </table:table-row>
        <table:table-row table:style-name="ro1">
          <table:table-cell table:number-columns-repeated="24"/>
          <table:table-cell table:style-name="ce53" table:formula="of:=[.Y23]/52" office:value-type="float" office:value="46.8667597405322" calcext:value-type="float">
            <text:p>47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inew-clause-bronchus-subtract-toddy-ensoul-france1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J35]/[.K35]-SUM([.L37:.L42])" office:value-type="float" office:value="0.0133333333333333" calcext:value-type="float">
            <text:p>0.0133333333333333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red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7]+[.K37]*[.L37]"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lue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8]+[.K38]*[.L38]"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green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39]+[.K39]*[.L39]"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yellow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0]+[.K40]*[.L40]"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urple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1]+[.K41]*[.L41]" office:value-type="float" office:value="112" calcext:value-type="float">
            <text:p>11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pin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42]+[.K42]*[.L42]" office:value-type="float" office:value="15" calcext:value-type="float">
            <text:p>15</text:p>
          </table:table-cell>
          <table:table-cell table:number-columns-repeated="17"/>
        </table:table-row>
        <table:table-row table:style-name="ro1" table:number-rows-repeated="1048533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955" table:operator="&gt;" table:field-number="0"/>
            </table:filter-and>
          </table:filter>
        </table:database-range>
        <table:database-range table:name="__Anonymous_Sheet_DB__0" table:target-range-address="Sheet1.A2:Sheet1.D3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3-02-03T21:20:37.057000000</dc:date>
    <meta:editing-duration>P308DT2H19M48S</meta:editing-duration>
    <meta:editing-cycles>2387</meta:editing-cycles>
    <meta:generator>LibreOffice/7.4.1.2$Windows_X86_64 LibreOffice_project/3c58a8f3a960df8bc8fd77b461821e42c061c5f0</meta:generator>
    <meta:document-statistic meta:table-count="5" meta:cell-count="2489" meta:object-count="0"/>
  </office:meta>
</office:document-meta>
</file>